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style:style style:name="P11" style:family="paragraph" style:parent-style-name="Standard" style:list-style-name="L11"/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style:font-size-asian="14pt" style:font-size-complex="14pt"/>
    </style:style>
    <style:style style:name="P14" style:family="paragraph" style:parent-style-name="Standard" style:list-style-name="L12">
      <style:text-properties fo:font-size="14pt" style:font-size-asian="14pt" style:font-size-complex="14pt"/>
    </style:style>
    <style:style style:name="P15" style:family="paragraph" style:parent-style-name="Standard" style:list-style-name="L4">
      <style:text-properties fo:font-size="14pt" style:font-size-asian="14pt" style:font-size-complex="14pt"/>
    </style:style>
    <style:style style:name="P16" style:family="paragraph" style:parent-style-name="Standard" style:list-style-name="L5">
      <style:text-properties fo:font-size="14pt" style:font-size-asian="14pt" style:font-size-complex="14pt"/>
    </style:style>
    <style:style style:name="P17" style:family="paragraph" style:parent-style-name="Standard" style:list-style-name="L6">
      <style:text-properties fo:font-size="14pt" style:font-size-asian="14pt" style:font-size-complex="14pt"/>
    </style:style>
    <style:style style:name="P18" style:family="paragraph" style:parent-style-name="Standard" style:list-style-name="L7">
      <style:text-properties fo:font-size="14pt" style:font-size-asian="14pt" style:font-size-complex="14pt"/>
    </style:style>
    <style:style style:name="P19" style:family="paragraph" style:parent-style-name="Standard" style:list-style-name="L8">
      <style:text-properties fo:font-size="14pt" style:font-size-asian="14pt" style:font-size-complex="14pt"/>
    </style:style>
    <style:style style:name="P20" style:family="paragraph" style:parent-style-name="Standard" style:list-style-name="L9">
      <style:text-properties fo:font-size="14pt" style:font-size-asian="14pt" style:font-size-complex="14pt"/>
    </style:style>
    <style:style style:name="P21" style:family="paragraph" style:parent-style-name="Standard" style:list-style-name="L10">
      <style:text-properties fo:font-size="14pt" style:font-size-asian="14pt" style:font-size-complex="14pt"/>
    </style:style>
    <style:style style:name="P22" style:family="paragraph" style:parent-style-name="Standard" style:list-style-name="L11">
      <style:text-properties fo:font-size="14pt" style:font-size-asian="14pt" style:font-size-complex="14pt"/>
    </style:style>
    <style:style style:name="P23" style:family="paragraph" style:parent-style-name="Standard">
      <style:paragraph-properties fo:break-before="page"/>
      <style:text-properties fo:font-size="14pt" style:font-size-asian="14pt" style:font-size-complex="14pt"/>
    </style:style>
    <style:style style:name="P24" style:family="paragraph" style:parent-style-name="Standard">
      <style:paragraph-properties fo:break-before="page"/>
      <style:text-properties fo:font-size="14pt" fo:font-weight="bold" style:font-size-asian="14pt" style:font-weight-asian="bold" style:font-size-complex="14pt" style:font-weight-complex="bold"/>
    </style:style>
    <style:style style:name="P25" style:family="paragraph" style:parent-style-name="Horizontal_20_Line">
      <style:text-properties fo:font-size="14pt" fo:font-weight="bold" style:font-size-asian="14pt" style:font-weight-asian="bold" style:font-size-complex="14pt" style:font-weight-complex="bold"/>
    </style:style>
    <style:style style:name="P26" style:family="paragraph" style:parent-style-name="Horizontal_20_Line">
      <style:text-properties fo:font-size="14pt" style:font-size-asian="14pt" style:font-size-complex="14pt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size-asian="14pt"/>
    </style:style>
    <style:style style:name="T4" style:family="text">
      <style:text-properties style:font-size-complex="14pt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LAB 1.</text:p>
      <text:p text:style-name="P25"/>
      <text:list xml:id="list1115875523" text:style-name="L12">
        <text:list-item>
          <text:list>
            <text:list-item>
              <text:list>
                <text:list-item>
                  <text:p text:style-name="P14">AIM: Find Greatest Common Divisor using Euclid’s method.</text:p>
                </text:list-item>
              </text:list>
            </text:list-item>
          </text:list>
        </text:list-item>
      </text:list>
      <text:p text:style-name="P13"/>
      <text:p text:style-name="Standard">#include&lt;stdio.h&gt; </text:p>
      <text:p text:style-name="Standard">#include&lt;unistd.h&gt; </text:p>
      <text:p text:style-name="Standard">int main() </text:p>
      <text:p text:style-name="Standard">{ </text:p>
      <text:p text:style-name="Standard"/>
      <text:p text:style-name="Standard"><text:tab/>int m=0,n=0,t=0; </text:p>
      <text:p text:style-name="Standard"><text:tab/> </text:p>
      <text:p text:style-name="Standard"><text:tab/>printf("Enter the no1:\n"); </text:p>
      <text:p text:style-name="Standard"><text:tab/>scanf("%d",&amp;m); </text:p>
      <text:p text:style-name="Standard"/>
      <text:p text:style-name="Standard"><text:tab/>printf("Enter the no2:\n"); </text:p>
      <text:p text:style-name="Standard"><text:tab/>scanf("%d",&amp;n); </text:p>
      <text:p text:style-name="Standard"><text:tab/>t = euclid(m,n); </text:p>
      <text:p text:style-name="Standard"><text:tab/>printf("GCD of %d &amp; %d is: %d\n",m , n , t); </text:p>
      <text:p text:style-name="Standard"><text:tab/>return 0; </text:p>
      <text:p text:style-name="Standard">} </text:p>
      <text:p text:style-name="Standard">int euclid(int m,int n) </text:p>
      <text:p text:style-name="Standard"/>
      <text:p text:style-name="Standard">{ </text:p>
      <text:p text:style-name="Standard"><text:tab/>int t; </text:p>
      <text:p text:style-name="Standard"><text:tab/>while(n!=0) </text:p>
      <text:p text:style-name="Standard"><text:tab/>{ </text:p>
      <text:p text:style-name="Standard"><text:tab/><text:tab/>t = m % n; </text:p>
      <text:p text:style-name="Standard"><text:tab/><text:tab/>m = n; </text:p>
      <text:p text:style-name="Standard"><text:tab/><text:tab/>n = t; </text:p>
      <text:p text:style-name="Standard"><text:tab/>} </text:p>
      <text:p text:style-name="Standard"><text:tab/>return m; </text:p>
      <text:p text:style-name="Standard">} </text:p>
      <text:p text:style-name="Standard"/>
      <text:p text:style-name="Horizontal_20_Line"/>
      <text:p text:style-name="Standard"/>
      <text:list xml:id="list1849485695" text:style-name="L1">
        <text:list-item>
          <text:p text:style-name="P1"><text:span text:style-name="T2">AIM: Construct Euclid’s Game</text:span></text:p>
        </text:list-item>
      </text:list>
      <text:p text:style-name="P13"/>
      <text:p text:style-name="Standard">class EuclidGame </text:p>
      <text:p text:style-name="Standard">{ </text:p>
      <text:p text:style-name="Standard"><text:tab/>public static void main(String args[]) </text:p>
      <text:p text:style-name="Standard"><text:tab/>{ </text:p>
      <text:p text:style-name="Standard"><text:tab/><text:tab/>int m = Integer.parseInt(args[0]); </text:p>
      <text:p text:style-name="Standard"><text:tab/><text:tab/>int n = Integer.parseInt(args[1]); </text:p>
      <text:p text:style-name="Standard"><text:tab/><text:tab/>int temp;<text:tab/><text:tab/> </text:p>
      <text:p text:style-name="Standard"><text:tab/><text:tab/>int gcd = 0; </text:p>
      <text:p text:style-name="Standard"><text:tab/><text:tab/>if(m&gt;n) </text:p>
      <text:p text:style-name="Standard"><text:soft-page-break/><text:tab/><text:tab/>{ </text:p>
      <text:p text:style-name="Standard"><text:tab/><text:tab/><text:tab/>temp = m; </text:p>
      <text:p text:style-name="Standard"><text:tab/><text:tab/><text:tab/>m = n; </text:p>
      <text:p text:style-name="Standard"><text:tab/><text:tab/><text:tab/>n = temp; </text:p>
      <text:p text:style-name="Standard"><text:tab/><text:tab/>} </text:p>
      <text:p text:style-name="Standard"><text:tab/><text:tab/>gcd = euclid(n,m); </text:p>
      <text:p text:style-name="Standard"/>
      <text:p text:style-name="Standard"><text:tab/><text:tab/>int no_of_moves = n / gcd; </text:p>
      <text:p text:style-name="Standard"><text:s/></text:p>
      <text:p text:style-name="Standard"><text:tab/><text:tab/>if(no_of_moves%2 != 0)//odd no. of runs </text:p>
      <text:p text:style-name="Standard"><text:tab/><text:tab/><text:tab/>System.out.println("player 1 wins the game"); </text:p>
      <text:p text:style-name="Standard"><text:tab/><text:tab/>else </text:p>
      <text:p text:style-name="Standard"><text:tab/><text:tab/><text:tab/>System.out.println("player 2 wins the game"); </text:p>
      <text:p text:style-name="Standard"><text:tab/>} </text:p>
      <text:p text:style-name="Standard"><text:tab/>static int euclid(int m,int n) </text:p>
      <text:p text:style-name="Standard"><text:tab/>{ </text:p>
      <text:p text:style-name="Standard"><text:tab/><text:tab/>int t; </text:p>
      <text:p text:style-name="Standard"><text:tab/><text:tab/>while(n!=0) </text:p>
      <text:p text:style-name="Standard"><text:tab/><text:tab/>{ </text:p>
      <text:p text:style-name="Standard"><text:tab/><text:tab/><text:tab/>t = m % n; </text:p>
      <text:p text:style-name="Standard"><text:tab/><text:tab/><text:tab/>m = n; </text:p>
      <text:p text:style-name="Standard"><text:tab/><text:tab/><text:tab/>n = t; </text:p>
      <text:p text:style-name="Standard"><text:tab/><text:tab/>} </text:p>
      <text:p text:style-name="Standard"><text:tab/><text:tab/>return m; </text:p>
      <text:p text:style-name="Standard"><text:tab/>} </text:p>
      <text:p text:style-name="Standard">}</text:p>
      <text:p text:style-name="Standard"/>
      <text:p text:style-name="Horizontal_20_Line"/>
      <text:list xml:id="list867877180" text:style-name="L2">
        <text:list-item>
          <text:p text:style-name="P2"><text:span text:style-name="T2">AIM: Finding Greatest Common Divisor using min method</text:span></text:p>
        </text:list-item>
      </text:list>
      <text:p text:style-name="P13"/>
      <text:p text:style-name="Standard">#include&lt;stdio.h&gt; </text:p>
      <text:p text:style-name="Standard">#include&lt;unistd.h&gt; </text:p>
      <text:p text:style-name="Standard">int main() </text:p>
      <text:p text:style-name="Standard">{ </text:p>
      <text:p text:style-name="Standard"><text:tab/>int m=0,n=0,t=0; </text:p>
      <text:p text:style-name="Standard"><text:tab/> </text:p>
      <text:p text:style-name="Standard"><text:tab/>printf("Enter the no1:\n"); </text:p>
      <text:p text:style-name="Standard"><text:tab/>scanf("%d",&amp;m); </text:p>
      <text:p text:style-name="Standard"/>
      <text:p text:style-name="Standard"><text:tab/>printf("Enter the no2:\n"); </text:p>
      <text:p text:style-name="Standard"><text:tab/>scanf("%d",&amp;n); </text:p>
      <text:p text:style-name="Standard"/>
      <text:p text:style-name="Standard"><text:tab/>if(m &lt;= n) </text:p>
      <text:p text:style-name="Standard"><text:tab/>{ </text:p>
      <text:p text:style-name="Standard"><text:tab/><text:tab/>t = m; </text:p>
      <text:p text:style-name="Standard"><text:tab/>} </text:p>
      <text:p text:style-name="Standard"><text:tab/>else </text:p>
      <text:p text:style-name="Standard"><text:tab/>{ </text:p>
      <text:p text:style-name="Standard"><text:soft-page-break/><text:tab/><text:tab/>t = n; </text:p>
      <text:p text:style-name="Standard"><text:tab/>} </text:p>
      <text:p text:style-name="Standard"><text:tab/>while(m%t != 0) </text:p>
      <text:p text:style-name="Standard"><text:tab/>{ </text:p>
      <text:p text:style-name="Standard"><text:tab/><text:tab/>t = t-1; </text:p>
      <text:p text:style-name="Standard"><text:tab/>} </text:p>
      <text:p text:style-name="Standard"><text:tab/>prev: </text:p>
      <text:p text:style-name="Standard"><text:tab/>if(n%t == 0) </text:p>
      <text:p text:style-name="Standard"><text:tab/>{ </text:p>
      <text:p text:style-name="Standard"><text:tab/><text:tab/>printf("GCD of %d &amp; %d is: %d\n",m , n , t); </text:p>
      <text:p text:style-name="Standard"><text:tab/><text:tab/>_exit(0); </text:p>
      <text:p text:style-name="Standard"><text:tab/>} </text:p>
      <text:p text:style-name="Standard"><text:tab/>t--;<text:tab/> </text:p>
      <text:p text:style-name="Standard"><text:tab/>goto prev; </text:p>
      <text:p text:style-name="Standard"/>
      <text:p text:style-name="Standard"><text:tab/> </text:p>
      <text:p text:style-name="Standard"><text:tab/>return 0; </text:p>
      <text:p text:style-name="Standard">} </text:p>
      <text:p text:style-name="Standard"/>
      <text:p text:style-name="Horizontal_20_Line"/>
      <text:list xml:id="list541528373" text:style-name="L3">
        <text:list-item>
          <text:p text:style-name="P3"><text:span text:style-name="T2">Find Greatest Common Divisor using Prime Factors</text:span></text:p>
        </text:list-item>
      </text:list>
      <text:p text:style-name="Standard"/>
      <text:p text:style-name="Standard">#include&lt;stdio.h&gt; </text:p>
      <text:p text:style-name="Standard">#include&lt;unistd.h&gt; </text:p>
      <text:p text:style-name="Standard">#include&lt;math.h&gt; </text:p>
      <text:p text:style-name="Standard">#include&lt;stdlib.h&gt; </text:p>
      <text:p text:style-name="Standard"/>
      <text:p text:style-name="Standard">#define MAX 100 </text:p>
      <text:p text:style-name="Standard"/>
      <text:p text:style-name="Standard">int mfact[MAX],nfact[MAX],count=1,mfactcnt=0,nfactcnt=0; </text:p>
      <text:p text:style-name="Standard"/>
      <text:p text:style-name="Standard">int chkPrime(int i) </text:p>
      <text:p text:style-name="Standard">{ </text:p>
      <text:p text:style-name="Standard"><text:tab/>int j,flag=0;<text:tab/> </text:p>
      <text:p text:style-name="Standard"><text:tab/>for(j=2;j&lt;=i;j++) </text:p>
      <text:p text:style-name="Standard"><text:tab/>{ </text:p>
      <text:p text:style-name="Standard"><text:tab/><text:tab/>if(i%j == 0) </text:p>
      <text:p text:style-name="Standard"><text:tab/><text:tab/><text:tab/>{flag = 1; break;} </text:p>
      <text:p text:style-name="Standard"><text:tab/><text:tab/>else </text:p>
      <text:p text:style-name="Standard"><text:tab/><text:tab/><text:tab/>flag = 0; </text:p>
      <text:p text:style-name="Standard"><text:tab/>} </text:p>
      <text:p text:style-name="Standard"><text:tab/>if(flag == 0) </text:p>
      <text:p text:style-name="Standard"><text:tab/>{ </text:p>
      <text:p text:style-name="Standard"><text:tab/><text:tab/>return 0; </text:p>
      <text:p text:style-name="Standard"><text:tab/>} </text:p>
      <text:p text:style-name="Standard"><text:tab/>return 1; </text:p>
      <text:p text:style-name="Standard">} </text:p>
      <text:p text:style-name="Standard"/>
      <text:p text:style-name="Standard"><text:soft-page-break/>void findprime(int *arr,int no) </text:p>
      <text:p text:style-name="Standard">{ </text:p>
      <text:p text:style-name="Standard"><text:tab/>int i,j,flag=0,k=0,no1=no; </text:p>
      <text:p text:style-name="Standard"><text:tab/>for(i=0;i&lt;=MAX;i++) </text:p>
      <text:p text:style-name="Standard"><text:tab/>{ </text:p>
      <text:p text:style-name="Standard"><text:tab/><text:tab/>arr[i] = 0; </text:p>
      <text:p text:style-name="Standard"><text:tab/>} </text:p>
      <text:p text:style-name="Standard"><text:tab/>for(i=2;i&lt;=no || chkPrime(no);) </text:p>
      <text:p text:style-name="Standard"><text:tab/>{ </text:p>
      <text:p text:style-name="Standard"><text:tab/><text:tab/>if(no%i == 0) </text:p>
      <text:p text:style-name="Standard"><text:tab/><text:tab/>{ </text:p>
      <text:p text:style-name="Standard"><text:tab/><text:tab/><text:tab/>no = no / i; </text:p>
      <text:p text:style-name="Standard"><text:tab/><text:tab/><text:tab/>if(chkPrime(i)) </text:p>
      <text:p text:style-name="Standard"><text:tab/><text:tab/><text:tab/>{ </text:p>
      <text:p text:style-name="Standard"><text:tab/><text:tab/><text:tab/><text:tab/>arr[k] = i; </text:p>
      <text:p text:style-name="Standard"><text:tab/><text:tab/><text:tab/><text:tab/>k++; </text:p>
      <text:p text:style-name="Standard"><text:tab/><text:tab/><text:tab/><text:tab/>continue; </text:p>
      <text:p text:style-name="Standard"><text:tab/><text:tab/><text:tab/>} </text:p>
      <text:p text:style-name="Standard"><text:tab/><text:tab/>} </text:p>
      <text:p text:style-name="Standard"><text:tab/><text:tab/>else </text:p>
      <text:p text:style-name="Standard"><text:tab/><text:tab/>{ </text:p>
      <text:p text:style-name="Standard"><text:tab/><text:tab/><text:tab/>i++; </text:p>
      <text:p text:style-name="Standard"><text:tab/><text:tab/><text:tab/>continue; </text:p>
      <text:p text:style-name="Standard"><text:tab/><text:tab/>} </text:p>
      <text:p text:style-name="Standard"><text:tab/>} </text:p>
      <text:p text:style-name="Standard"/>
      <text:p text:style-name="Standard"><text:tab/>printf("%d's factor are:\n",no1); </text:p>
      <text:p text:style-name="Standard"><text:tab/>for(j=0;j&lt;k;j++) </text:p>
      <text:p text:style-name="Standard"><text:tab/>{<text:tab/><text:tab/> </text:p>
      <text:p text:style-name="Standard"><text:tab/><text:tab/>printf("%d\n",arr[j]); </text:p>
      <text:p text:style-name="Standard"><text:tab/><text:tab/>if(count==1) </text:p>
      <text:p text:style-name="Standard"><text:tab/><text:tab/><text:tab/>{mfact[j] = arr[j];mfactcnt++;} </text:p>
      <text:p text:style-name="Standard"><text:tab/><text:tab/>else </text:p>
      <text:p text:style-name="Standard"><text:tab/><text:tab/><text:tab/>{nfact[j] = arr[j];nfactcnt++;} </text:p>
      <text:p text:style-name="Standard"><text:tab/>} </text:p>
      <text:p text:style-name="Standard"><text:tab/>count++; </text:p>
      <text:p text:style-name="Standard">} </text:p>
      <text:p text:style-name="Standard"/>
      <text:p text:style-name="Standard"/>
      <text:p text:style-name="Standard">void commonfactors() </text:p>
      <text:p text:style-name="Standard">{ </text:p>
      <text:p text:style-name="Standard"><text:tab/>int i,j,min,ans=1; </text:p>
      <text:p text:style-name="Standard"><text:tab/>if(mfactcnt &gt; nfactcnt) </text:p>
      <text:p text:style-name="Standard"><text:tab/>min = nfactcnt; </text:p>
      <text:p text:style-name="Standard"><text:tab/>else </text:p>
      <text:p text:style-name="Standard"><text:tab/>min = mfactcnt; </text:p>
      <text:p text:style-name="Standard"><text:tab/> </text:p>
      <text:p text:style-name="Standard"><text:tab/>for(i=0;i&lt;mfactcnt;i++) </text:p>
      <text:p text:style-name="Standard"><text:tab/>{ </text:p>
      <text:p text:style-name="Standard"><text:soft-page-break/><text:tab/><text:tab/>for(j=0;j&lt;nfactcnt;j++) </text:p>
      <text:p text:style-name="Standard"><text:tab/><text:tab/>{ </text:p>
      <text:p text:style-name="Standard"><text:tab/><text:tab/><text:tab/>if(mfact[i] == nfact[j]) </text:p>
      <text:p text:style-name="Standard"><text:tab/><text:tab/><text:tab/>{ </text:p>
      <text:p text:style-name="Standard"><text:tab/><text:tab/><text:tab/><text:tab/>nfact[j] = 0; </text:p>
      <text:p text:style-name="Standard"><text:tab/><text:tab/><text:tab/><text:tab/>ans = ans * mfact[i]; </text:p>
      <text:p text:style-name="Standard"><text:tab/><text:tab/><text:tab/><text:tab/>break; </text:p>
      <text:p text:style-name="Standard"><text:tab/><text:tab/><text:tab/>} </text:p>
      <text:p text:style-name="Standard"><text:tab/><text:tab/><text:tab/>else </text:p>
      <text:p text:style-name="Standard"><text:tab/><text:tab/><text:tab/><text:tab/>continue; </text:p>
      <text:p text:style-name="Standard"><text:tab/><text:tab/>} </text:p>
      <text:p text:style-name="Standard"><text:tab/>} </text:p>
      <text:p text:style-name="Standard"><text:tab/>printf("ans:%d\n",ans); </text:p>
      <text:p text:style-name="Standard">} </text:p>
      <text:p text:style-name="Standard"/>
      <text:p text:style-name="Standard">int main(int argc,char **argv) </text:p>
      <text:p text:style-name="Standard">{ </text:p>
      <text:p text:style-name="Standard"><text:tab/>int p,i,j,k=0; </text:p>
      <text:p text:style-name="Standard"><text:tab/>int x; </text:p>
      <text:p text:style-name="Standard"><text:tab/>int mf[MAX],nf[MAX],m,n; </text:p>
      <text:p text:style-name="Standard"><text:tab/>m = atoi(argv[1]); </text:p>
      <text:p text:style-name="Standard"><text:tab/>n = atoi(argv[2]); </text:p>
      <text:p text:style-name="Standard"><text:tab/> </text:p>
      <text:p text:style-name="Standard"><text:tab/>findprime(mf,m); </text:p>
      <text:p text:style-name="Standard"><text:tab/>findprime(nf,n); </text:p>
      <text:p text:style-name="Standard"><text:tab/> </text:p>
      <text:p text:style-name="Standard"><text:tab/>commonfactors(); </text:p>
      <text:p text:style-name="Standard"><text:tab/>return 0; </text:p>
      <text:p text:style-name="Standard">} </text:p>
      <text:p text:style-name="P24">LAB2.</text:p>
      <text:p text:style-name="P25"/>
      <text:list xml:id="list940890425" text:style-name="L4">
        <text:list-item>
          <text:p text:style-name="P4"><text:span text:style-name="T2">AIM. To implement Binary Search algorithm.</text:span></text:p>
        </text:list-item>
      </text:list>
      <text:p text:style-name="P13"/>
      <text:p text:style-name="Standard">class BinarySearch </text:p>
      <text:p text:style-name="Standard">{ </text:p>
      <text:p text:style-name="Standard"><text:tab/>static int arr[] = {1,2,3,4,5,6}; </text:p>
      <text:p text:style-name="Standard"><text:tab/>public static void main(String args[]) </text:p>
      <text:p text:style-name="Standard"><text:tab/>{ </text:p>
      <text:p text:style-name="Standard"><text:tab/><text:tab/> </text:p>
      <text:p text:style-name="Standard"><text:tab/><text:tab/>int index = binarySearch(Integer.parseInt(args[0])); </text:p>
      <text:p text:style-name="Standard"><text:tab/><text:tab/>System.out.println("index of"+Integer.parseInt(args[0])+"="+index); </text:p>
      <text:p text:style-name="Standard"><text:tab/><text:tab/> </text:p>
      <text:p text:style-name="Standard"><text:tab/>} </text:p>
      <text:p text:style-name="Standard"><text:tab/>static int binarySearch(int key) </text:p>
      <text:p text:style-name="Standard"><text:tab/>{ </text:p>
      <text:p text:style-name="Standard"><text:tab/><text:tab/>int l=0; </text:p>
      <text:p text:style-name="Standard"><text:tab/><text:tab/>int n = arr.length; </text:p>
      <text:p text:style-name="Standard"><text:tab/><text:tab/>int r=n-1; </text:p>
      <text:p text:style-name="Standard"><text:tab/><text:tab/>int mid; </text:p>
      <text:p text:style-name="Standard"><text:tab/><text:tab/>while(l&lt;=r) </text:p>
      <text:p text:style-name="Standard"><text:tab/><text:tab/>{ </text:p>
      <text:p text:style-name="Standard"><text:tab/><text:tab/><text:tab/>mid = (l+r)/2; </text:p>
      <text:p text:style-name="Standard"><text:tab/><text:tab/><text:tab/>if(arr[mid] == key) </text:p>
      <text:p text:style-name="Standard"><text:tab/><text:tab/><text:tab/><text:tab/>return key; </text:p>
      <text:p text:style-name="Standard"><text:tab/><text:tab/><text:tab/>else if(arr[mid] &lt; key) </text:p>
      <text:p text:style-name="Standard"><text:tab/><text:tab/><text:tab/><text:tab/>l = mid + 1; </text:p>
      <text:p text:style-name="Standard"><text:tab/><text:tab/><text:tab/>else </text:p>
      <text:p text:style-name="Standard"><text:tab/><text:tab/><text:tab/><text:tab/>r = mid -1; </text:p>
      <text:p text:style-name="Standard"><text:tab/><text:tab/>} </text:p>
      <text:p text:style-name="Standard"><text:tab/><text:tab/>return -1; </text:p>
      <text:p text:style-name="Standard"><text:tab/>} </text:p>
      <text:p text:style-name="Standard">} </text:p>
      <text:p text:style-name="Standard"/>
      <text:p text:style-name="Horizontal_20_Line"/>
      <text:list xml:id="list1730312765" text:continue-numbering="true" text:style-name="L4">
        <text:list-item>
          <text:p text:style-name="P15">AIM. Insertion Sort</text:p>
        </text:list-item>
      </text:list>
      <text:p text:style-name="P13"/>
      <text:p text:style-name="Standard">class InsertionSort </text:p>
      <text:p text:style-name="Standard">{ </text:p>
      <text:p text:style-name="Standard"><text:tab/>public static int arr[]={1,5,4,3,2,6}; </text:p>
      <text:p text:style-name="Standard"><text:tab/>public static void main(String args[]) </text:p>
      <text:p text:style-name="Standard"><text:tab/>{ </text:p>
      <text:p text:style-name="Standard"><text:tab/><text:tab/>InsrSort(); </text:p>
      <text:p text:style-name="Standard"><text:tab/><text:tab/>for(int i=0;i&lt;arr.length;i++) </text:p>
      <text:p text:style-name="Standard"><text:tab/><text:tab/>{ </text:p>
      <text:p text:style-name="Standard"><text:tab/><text:tab/><text:tab/>System.out.println("arr["+i+"]="+arr[i]); </text:p>
      <text:p text:style-name="Standard"><text:soft-page-break/><text:tab/><text:tab/>} </text:p>
      <text:p text:style-name="Standard"><text:tab/>} </text:p>
      <text:p text:style-name="Standard"><text:tab/>static void InsrSort() </text:p>
      <text:p text:style-name="Standard"><text:tab/>{ </text:p>
      <text:p text:style-name="Standard"><text:tab/><text:tab/>int key = arr[0]; </text:p>
      <text:p text:style-name="Standard"><text:tab/><text:tab/>int i,p; </text:p>
      <text:p text:style-name="Standard"><text:tab/><text:tab/>for(p=1;p&lt;arr.length;p++) </text:p>
      <text:p text:style-name="Standard"><text:tab/><text:tab/>{ </text:p>
      <text:p text:style-name="Standard"><text:tab/><text:tab/><text:tab/>i = p; </text:p>
      <text:p text:style-name="Standard"><text:tab/><text:tab/><text:tab/>key = arr[i]; </text:p>
      <text:p text:style-name="Standard"><text:tab/><text:tab/><text:tab/>while(key &lt; arr[i-1] &amp;&amp; i &gt; 1) </text:p>
      <text:p text:style-name="Standard"><text:tab/><text:tab/><text:tab/>{ </text:p>
      <text:p text:style-name="Standard"><text:tab/><text:tab/><text:tab/><text:tab/>arr[i] = arr[i-1]; </text:p>
      <text:p text:style-name="Standard"><text:tab/><text:tab/><text:tab/><text:tab/>i=i-1; </text:p>
      <text:p text:style-name="Standard"><text:tab/><text:tab/><text:tab/>} </text:p>
      <text:p text:style-name="Standard"><text:tab/><text:tab/><text:tab/>arr[i] = key; </text:p>
      <text:p text:style-name="Standard"><text:tab/><text:tab/>} </text:p>
      <text:p text:style-name="Standard"><text:tab/>} </text:p>
      <text:p text:style-name="Standard">} </text:p>
      <text:p text:style-name="Standard"/>
      <text:p text:style-name="Horizontal_20_Line"/>
      <text:list xml:id="list1139782887" text:continue-numbering="true" text:style-name="L4">
        <text:list-item>
          <text:p text:style-name="P15">AIM. To implement Matrix Multiplication</text:p>
        </text:list-item>
      </text:list>
      <text:p text:style-name="Standard"/>
      <text:p text:style-name="Standard">class MatrixMul </text:p>
      <text:p text:style-name="Standard">{ </text:p>
      <text:p text:style-name="Standard"><text:tab/>static int a[][] = {{1,2},{3,4}}; </text:p>
      <text:p text:style-name="Standard"><text:tab/>static int b[][] = {{4,3},{2,1}}; </text:p>
      <text:p text:style-name="Standard"><text:tab/>static int c[][] = {{0,0},{0,0}}; </text:p>
      <text:p text:style-name="Standard"><text:tab/>public static void main(String args[]) </text:p>
      <text:p text:style-name="Standard"><text:tab/>{ </text:p>
      <text:p text:style-name="Standard"><text:tab/><text:tab/>mulMatrix(); </text:p>
      <text:p text:style-name="Standard"><text:tab/><text:tab/>for(int j = 0; j&lt;2;j++) </text:p>
      <text:p text:style-name="Standard"><text:tab/><text:tab/>{ </text:p>
      <text:p text:style-name="Standard"><text:tab/><text:tab/><text:tab/>for(int k=0;k&lt;2;k++) </text:p>
      <text:p text:style-name="Standard"><text:tab/><text:tab/><text:tab/>{ </text:p>
      <text:p text:style-name="Standard"><text:tab/><text:tab/><text:tab/><text:tab/>System.out.println(c[j][k]); </text:p>
      <text:p text:style-name="Standard"><text:tab/><text:tab/><text:tab/>} </text:p>
      <text:p text:style-name="Standard"><text:tab/><text:tab/>} </text:p>
      <text:p text:style-name="Standard"><text:tab/><text:tab/> </text:p>
      <text:p text:style-name="Standard"><text:tab/>} </text:p>
      <text:p text:style-name="Standard"><text:tab/>static void mulMatrix() </text:p>
      <text:p text:style-name="Standard"><text:tab/>{ </text:p>
      <text:p text:style-name="Standard"><text:tab/><text:tab/>for(int i=0;i&lt;2;i++) </text:p>
      <text:p text:style-name="Standard"><text:tab/><text:tab/>{ </text:p>
      <text:p text:style-name="Standard"><text:tab/><text:tab/><text:tab/>for(int j = 0; j&lt;2;j++) </text:p>
      <text:p text:style-name="Standard"><text:tab/><text:tab/><text:tab/>{ </text:p>
      <text:p text:style-name="Standard"><text:tab/><text:tab/><text:tab/><text:tab/>for(int k=0;k&lt;2;k++) </text:p>
      <text:p text:style-name="Standard"><text:tab/><text:tab/><text:tab/><text:tab/>{ </text:p>
      <text:p text:style-name="Standard"><text:soft-page-break/><text:tab/><text:tab/><text:tab/><text:tab/><text:tab/>c[i][j] = c[i][j] + (a[i][k] * b[k][j]); </text:p>
      <text:p text:style-name="Standard"><text:tab/><text:tab/><text:tab/><text:tab/>} </text:p>
      <text:p text:style-name="Standard"><text:tab/><text:tab/><text:tab/>} </text:p>
      <text:p text:style-name="Standard"><text:tab/><text:tab/>} </text:p>
      <text:p text:style-name="Standard"><text:tab/>} </text:p>
      <text:p text:style-name="Standard">} </text:p>
      <text:p text:style-name="Standard"/>
      <text:p text:style-name="Horizontal_20_Line"/>
      <text:list xml:id="list87694201" text:continue-numbering="true" text:style-name="L4">
        <text:list-item>
          <text:p text:style-name="P15">AIM. To find the Max Element from given array.</text:p>
        </text:list-item>
      </text:list>
      <text:p text:style-name="Standard"/>
      <text:p text:style-name="Standard">class MaxEle </text:p>
      <text:p text:style-name="Standard">{ </text:p>
      <text:p text:style-name="Standard"><text:tab/>static int arr[] = {1,2,3,4,5,6}; </text:p>
      <text:p text:style-name="Standard"><text:tab/>public static void main(String args[]) </text:p>
      <text:p text:style-name="Standard"><text:tab/>{ </text:p>
      <text:p text:style-name="Standard"><text:tab/><text:tab/>maxEle(); </text:p>
      <text:p text:style-name="Standard"><text:tab/>} </text:p>
      <text:p text:style-name="Standard"><text:tab/>static void maxEle() </text:p>
      <text:p text:style-name="Standard"><text:tab/>{ </text:p>
      <text:p text:style-name="Standard"><text:tab/><text:tab/>int max=arr[0]; </text:p>
      <text:p text:style-name="Standard"><text:tab/><text:tab/>for(int i=0;i&lt;arr.length;i++) </text:p>
      <text:p text:style-name="Standard"><text:tab/><text:tab/>{ </text:p>
      <text:p text:style-name="Standard"><text:tab/><text:tab/><text:tab/>if(arr[i] &gt; max) </text:p>
      <text:p text:style-name="Standard"><text:tab/><text:tab/><text:tab/>{ </text:p>
      <text:p text:style-name="Standard"><text:tab/><text:tab/><text:tab/><text:tab/>max = arr[i]; </text:p>
      <text:p text:style-name="Standard"><text:tab/><text:tab/><text:tab/>}<text:tab/><text:tab/><text:tab/> </text:p>
      <text:p text:style-name="Standard"><text:tab/><text:tab/>} </text:p>
      <text:p text:style-name="Standard"><text:tab/><text:tab/>System.out.println("Max = "+max); </text:p>
      <text:p text:style-name="Standard"><text:tab/>} </text:p>
      <text:p text:style-name="Standard">} </text:p>
      <text:p text:style-name="Standard"/>
      <text:p text:style-name="Horizontal_20_Line"/>
      <text:list xml:id="list856037717" text:continue-numbering="true" text:style-name="L4">
        <text:list-item>
          <text:p text:style-name="P15">AIM. Fibonacci using recursive</text:p>
        </text:list-item>
      </text:list>
      <text:p text:style-name="P13"/>
      <text:p text:style-name="Standard">class RecursiveFibo </text:p>
      <text:p text:style-name="Standard">{ </text:p>
      <text:p text:style-name="Standard"><text:tab/>public static void main(String args[]) </text:p>
      <text:p text:style-name="Standard"><text:tab/>{ </text:p>
      <text:p text:style-name="Standard"><text:tab/><text:tab/>int ele; </text:p>
      <text:p text:style-name="Standard"><text:tab/><text:tab/>for(int i = 0; i &lt; Integer.parseInt(args[0]); i++) </text:p>
      <text:p text:style-name="Standard"><text:tab/><text:tab/>{ </text:p>
      <text:p text:style-name="Standard"><text:tab/><text:tab/><text:tab/>ele = fibo(i); </text:p>
      <text:p text:style-name="Standard"><text:tab/><text:tab/><text:tab/>System.out.println(ele); </text:p>
      <text:p text:style-name="Standard"><text:tab/><text:tab/>} </text:p>
      <text:p text:style-name="Standard"><text:tab/><text:tab/> </text:p>
      <text:p text:style-name="Standard"><text:tab/>} </text:p>
      <text:p text:style-name="Standard"><text:tab/>static int fibo(int n) </text:p>
      <text:p text:style-name="Standard"><text:soft-page-break/><text:tab/>{<text:tab/> </text:p>
      <text:p text:style-name="Standard"><text:tab/><text:tab/>int ans; </text:p>
      <text:p text:style-name="Standard"><text:tab/><text:tab/>if(n==0 || n ==1) </text:p>
      <text:p text:style-name="Standard"><text:tab/><text:tab/>{ </text:p>
      <text:p text:style-name="Standard"><text:tab/><text:tab/><text:tab/>return n; </text:p>
      <text:p text:style-name="Standard"><text:tab/><text:tab/>} </text:p>
      <text:p text:style-name="Standard"><text:tab/><text:tab/>else </text:p>
      <text:p text:style-name="Standard"><text:tab/><text:tab/>{ </text:p>
      <text:p text:style-name="Standard"><text:tab/><text:tab/><text:tab/>return (ans = fibo(n-1) + fibo(n-2)); </text:p>
      <text:p text:style-name="Standard"><text:tab/><text:tab/>} </text:p>
      <text:p text:style-name="Standard"><text:tab/>} </text:p>
      <text:p text:style-name="Standard">} </text:p>
      <text:p text:style-name="Standard"/>
      <text:p text:style-name="Horizontal_20_Line"/>
      <text:list xml:id="list189660473" text:continue-numbering="true" text:style-name="L4">
        <text:list-item>
          <text:p text:style-name="P15">AIM. Locker puzzle</text:p>
        </text:list-item>
      </text:list>
      <text:p text:style-name="P13"/>
      <text:p text:style-name="Standard">#include&lt;stdio.h&gt; </text:p>
      <text:p text:style-name="Standard">#include&lt;unistd.h&gt; </text:p>
      <text:p text:style-name="Standard"/>
      <text:p text:style-name="Standard">#define MAX 2000 </text:p>
      <text:p text:style-name="Standard"/>
      <text:p text:style-name="Standard"/>
      <text:p text:style-name="Standard"/>
      <text:p text:style-name="Standard">void initial(char *locker,int no) </text:p>
      <text:p text:style-name="Standard">{ </text:p>
      <text:p text:style-name="Standard"><text:tab/>int i,j; </text:p>
      <text:p text:style-name="Standard"><text:tab/>for(i=0;i&lt;MAX;i++) </text:p>
      <text:p text:style-name="Standard"><text:tab/>{ </text:p>
      <text:p text:style-name="Standard"><text:tab/><text:tab/>locker[i]='c'; </text:p>
      <text:p text:style-name="Standard"><text:tab/>} </text:p>
      <text:p text:style-name="Standard"><text:tab/>/*for(i=1;i&lt;=no;i++) </text:p>
      <text:p text:style-name="Standard"><text:tab/>{ </text:p>
      <text:p text:style-name="Standard"><text:tab/><text:tab/>printf("%c\t",locker[i]); </text:p>
      <text:p text:style-name="Standard"><text:tab/>} </text:p>
      <text:p text:style-name="Standard"><text:tab/>printf("\n");*/ </text:p>
      <text:p text:style-name="Standard">} </text:p>
      <text:p text:style-name="Standard"/>
      <text:p text:style-name="Standard">void simulate(int no,char* locker) </text:p>
      <text:p text:style-name="Standard">{ </text:p>
      <text:p text:style-name="Standard"><text:tab/>int i,j,k,l; </text:p>
      <text:p text:style-name="Standard"><text:tab/>printf("locker #\t\n"); </text:p>
      <text:p text:style-name="Standard"><text:tab/>for(i=1;i&lt;=no;i++) </text:p>
      <text:p text:style-name="Standard"><text:tab/>{ </text:p>
      <text:p text:style-name="Standard"><text:tab/><text:tab/>printf("\t%d",i); </text:p>
      <text:p text:style-name="Standard"><text:tab/>} </text:p>
      <text:p text:style-name="Standard"><text:tab/>printf("\n=========================================================================================\n"); </text:p>
      <text:p text:style-name="Standard"><text:soft-page-break/><text:tab/>for(i=1;i&lt;=no;i++)//no. of stds loop </text:p>
      <text:p text:style-name="Standard"><text:tab/>{ </text:p>
      <text:p text:style-name="Standard"><text:tab/><text:tab/>printf("%dth std <text:s text:c="2"/>",i); </text:p>
      <text:p text:style-name="Standard"><text:tab/><text:tab/>for(j=1;j&lt;=no;j++)//no. of lockers loop </text:p>
      <text:p text:style-name="Standard"><text:tab/><text:tab/>{ </text:p>
      <text:p text:style-name="Standard"><text:tab/><text:tab/><text:tab/>if(i==1)//std #1 opens every locker </text:p>
      <text:p text:style-name="Standard"><text:tab/><text:tab/><text:tab/>{ </text:p>
      <text:p text:style-name="Standard"><text:tab/><text:tab/><text:tab/><text:tab/>for(k=1;k&lt;=no;k++){ </text:p>
      <text:p text:style-name="Standard"><text:tab/><text:tab/><text:tab/><text:tab/><text:tab/>locker[k] = 'o'; </text:p>
      <text:p text:style-name="Standard"><text:tab/><text:tab/><text:tab/><text:tab/><text:tab/>printf("%c\t",locker[k]); </text:p>
      <text:p text:style-name="Standard"><text:tab/><text:tab/><text:tab/><text:tab/>} </text:p>
      <text:p text:style-name="Standard"><text:tab/><text:tab/><text:tab/><text:tab/>printf("\n"); </text:p>
      <text:p text:style-name="Standard"><text:tab/><text:tab/><text:tab/><text:tab/>break; </text:p>
      <text:p text:style-name="Standard"><text:tab/><text:tab/><text:tab/>} </text:p>
      <text:p text:style-name="Standard"><text:tab/><text:tab/><text:tab/>if(j%i == 0)//toggle if multiple of i </text:p>
      <text:p text:style-name="Standard"><text:tab/><text:tab/><text:tab/>{<text:tab/><text:tab/> </text:p>
      <text:p text:style-name="Standard"><text:tab/><text:tab/><text:tab/><text:tab/>if(locker[j] == 'o') </text:p>
      <text:p text:style-name="Standard"><text:tab/><text:tab/><text:tab/><text:tab/>{<text:tab/> </text:p>
      <text:p text:style-name="Standard"><text:tab/><text:tab/><text:tab/><text:tab/><text:tab/>locker[j] = 'c'; </text:p>
      <text:p text:style-name="Standard"><text:tab/><text:tab/><text:tab/><text:tab/>} </text:p>
      <text:p text:style-name="Standard"><text:tab/><text:tab/><text:tab/><text:tab/>else </text:p>
      <text:p text:style-name="Standard"><text:tab/><text:tab/><text:tab/><text:tab/><text:tab/>locker[j] = 'o'; </text:p>
      <text:p text:style-name="Standard"><text:tab/><text:tab/><text:tab/>} </text:p>
      <text:p text:style-name="Standard"><text:tab/><text:tab/><text:tab/>printf("%c\t",locker[j]); </text:p>
      <text:p text:style-name="Standard"><text:tab/><text:tab/>} </text:p>
      <text:p text:style-name="Standard"><text:tab/><text:tab/>printf("\n"); </text:p>
      <text:p text:style-name="Standard"><text:tab/>} </text:p>
      <text:p text:style-name="Standard">} </text:p>
      <text:p text:style-name="Standard"/>
      <text:p text:style-name="Standard">int main(int argc,char** argv) </text:p>
      <text:p text:style-name="Standard">{ </text:p>
      <text:p text:style-name="Standard"><text:tab/>int noOfStd; </text:p>
      <text:p text:style-name="Standard"><text:tab/>char locker[MAX]; </text:p>
      <text:p text:style-name="Standard"><text:tab/>initial(locker,noOfStd); </text:p>
      <text:p text:style-name="Standard"><text:tab/>noOfStd = atoi(argv[1]); </text:p>
      <text:p text:style-name="Standard"><text:tab/>simulate(noOfStd,locker); </text:p>
      <text:p text:style-name="Standard"><text:tab/>return 0; </text:p>
      <text:p text:style-name="Standard">} </text:p>
      <text:p text:style-name="P24">LAB 3.</text:p>
      <text:p text:style-name="P12"/>
      <text:p text:style-name="Horizontal_20_Line"/>
      <text:list xml:id="list1938307654" text:style-name="L5">
        <text:list-item>
          <text:p text:style-name="P5"><text:span text:style-name="T2">AIM. To implement Binary Adder.</text:span></text:p>
        </text:list-item>
      </text:list>
      <text:p text:style-name="P13"/>
      <text:p text:style-name="Standard">class BinaryAdd </text:p>
      <text:p text:style-name="Standard">{ </text:p>
      <text:p text:style-name="Standard"><text:tab/>static int A[] = {1,0,1,0}; </text:p>
      <text:p text:style-name="Standard"><text:tab/>static int B[] = {1,1,1,1}; </text:p>
      <text:p text:style-name="Standard"><text:tab/>public static void main(String args[]) </text:p>
      <text:p text:style-name="Standard"><text:tab/>{ </text:p>
      <text:p text:style-name="Standard"><text:tab/><text:tab/>int iCarry=0; </text:p>
      <text:p text:style-name="Standard"><text:tab/><text:tab/>int actCarry=0; </text:p>
      <text:p text:style-name="Standard"><text:tab/><text:tab/>int flag = 0; </text:p>
      <text:p text:style-name="Standard"><text:tab/><text:tab/>for(int i=A.length-1;i&gt;=0;i--) </text:p>
      <text:p text:style-name="Standard"><text:tab/><text:tab/>{ </text:p>
      <text:p text:style-name="Standard"><text:tab/><text:tab/><text:tab/>if(iCarry == 0 &amp;&amp; flag == 1) </text:p>
      <text:p text:style-name="Standard"><text:tab/><text:tab/><text:tab/><text:tab/>A[i] = A[i] + actCarry; </text:p>
      <text:p text:style-name="Standard"><text:tab/><text:tab/><text:tab/>iCarry = A[i] + B[i]; </text:p>
      <text:p text:style-name="Standard"><text:tab/><text:tab/><text:tab/>if(iCarry == 2) </text:p>
      <text:p text:style-name="Standard"><text:tab/><text:tab/><text:tab/>{ </text:p>
      <text:p text:style-name="Standard"><text:tab/><text:tab/><text:tab/><text:tab/>flag = 1; </text:p>
      <text:p text:style-name="Standard"><text:tab/><text:tab/><text:tab/><text:tab/>iCarry = 0; </text:p>
      <text:p text:style-name="Standard"><text:tab/><text:tab/><text:tab/><text:tab/>actCarry = 1; </text:p>
      <text:p text:style-name="Standard"><text:tab/><text:tab/><text:tab/>} </text:p>
      <text:p text:style-name="Standard"><text:tab/><text:tab/><text:tab/>if(iCarry == 3) </text:p>
      <text:p text:style-name="Standard"><text:tab/><text:tab/><text:tab/>{ </text:p>
      <text:p text:style-name="Standard"><text:tab/><text:tab/><text:tab/><text:tab/>flag = 1; </text:p>
      <text:p text:style-name="Standard"><text:tab/><text:tab/><text:tab/><text:tab/>iCarry = 1; </text:p>
      <text:p text:style-name="Standard"><text:tab/><text:tab/><text:tab/><text:tab/>actCarry = 1; </text:p>
      <text:p text:style-name="Standard"><text:tab/><text:tab/><text:tab/>} </text:p>
      <text:p text:style-name="Standard"><text:tab/><text:tab/><text:tab/>A[i] = iCarry; </text:p>
      <text:p text:style-name="Standard"><text:tab/><text:tab/>} </text:p>
      <text:p text:style-name="Standard"><text:tab/><text:tab/>for(int i=0;i&lt;A.length; i++) </text:p>
      <text:p text:style-name="Standard"><text:tab/><text:tab/>{ </text:p>
      <text:p text:style-name="Standard"><text:tab/><text:tab/><text:tab/>System.out.println(A[i]); </text:p>
      <text:p text:style-name="Standard"><text:tab/><text:tab/>} </text:p>
      <text:p text:style-name="Standard"><text:tab/><text:tab/>System.out.println(actCarry); </text:p>
      <text:p text:style-name="Standard"><text:tab/>} </text:p>
      <text:p text:style-name="Standard">} </text:p>
      <text:p text:style-name="Standard"/>
      <text:p text:style-name="Horizontal_20_Line"/>
      <text:list xml:id="list686864889" text:continue-numbering="true" text:style-name="L5">
        <text:list-item>
          <text:p text:style-name="P16">AIM. Distance Array Problem</text:p>
        </text:list-item>
      </text:list>
      <text:p text:style-name="P13"/>
      <text:p text:style-name="Standard">class DistanceArr </text:p>
      <text:p text:style-name="Standard">{ </text:p>
      <text:p text:style-name="Standard"><text:soft-page-break/><text:tab/>static int A[] = {6,8,2,3,1}; </text:p>
      <text:p text:style-name="Standard"><text:tab/>public static void main(String args[]) </text:p>
      <text:p text:style-name="Standard"><text:tab/>{ </text:p>
      <text:p text:style-name="Standard"><text:tab/><text:tab/>int min=999; </text:p>
      <text:p text:style-name="Standard"><text:tab/><text:tab/>int intans=0; </text:p>
      <text:p text:style-name="Standard"><text:tab/><text:tab/>int i=0; </text:p>
      <text:p text:style-name="Standard"><text:tab/><text:tab/>int flag = 0; </text:p>
      <text:p text:style-name="Standard"><text:tab/><text:tab/>while(i&lt;A.length) </text:p>
      <text:p text:style-name="Standard"><text:tab/><text:tab/>{ </text:p>
      <text:p text:style-name="Standard"><text:tab/><text:tab/><text:tab/>for(int j=i+1;j&lt;A.length;j++) </text:p>
      <text:p text:style-name="Standard"><text:tab/><text:tab/><text:tab/>{ </text:p>
      <text:p text:style-name="Standard"><text:tab/><text:tab/><text:tab/><text:tab/>if(A[i] &gt; A[j])//for avoiding -ve </text:p>
      <text:p text:style-name="Standard"><text:tab/><text:tab/><text:tab/><text:tab/>{ </text:p>
      <text:p text:style-name="Standard"><text:tab/><text:tab/><text:tab/><text:tab/><text:tab/>intans = A[i]-A[j]; </text:p>
      <text:p text:style-name="Standard"><text:tab/><text:tab/><text:tab/><text:tab/><text:tab/>//System.out.println(intans+" " +A[i]+" "+A[j]); </text:p>
      <text:p text:style-name="Standard"><text:tab/><text:tab/><text:tab/><text:tab/>} </text:p>
      <text:p text:style-name="Standard"><text:tab/><text:tab/><text:tab/><text:tab/>else </text:p>
      <text:p text:style-name="Standard"><text:tab/><text:tab/><text:tab/><text:tab/>{ </text:p>
      <text:p text:style-name="Standard"><text:tab/><text:tab/><text:tab/><text:tab/><text:tab/>intans = A[j]-A[i]; </text:p>
      <text:p text:style-name="Standard"><text:tab/><text:tab/><text:tab/><text:tab/><text:tab/>//System.out.println("here i m"); </text:p>
      <text:p text:style-name="Standard"><text:tab/><text:tab/><text:tab/><text:tab/><text:tab/>//System.out.println(intans+" " +A[j]+" "+A[i]); </text:p>
      <text:p text:style-name="Standard"><text:tab/><text:tab/><text:tab/><text:tab/>} </text:p>
      <text:p text:style-name="Standard"><text:tab/><text:tab/><text:tab/><text:tab/>if(intans &lt;= min) </text:p>
      <text:p text:style-name="Standard"><text:tab/><text:tab/><text:tab/><text:tab/>{ </text:p>
      <text:p text:style-name="Standard"><text:tab/><text:tab/><text:tab/><text:tab/><text:tab/>min = intans; </text:p>
      <text:p text:style-name="Standard"><text:tab/><text:tab/><text:tab/><text:tab/><text:tab/>//System.out.println(min+"between"+A[j]+A[i]); </text:p>
      <text:p text:style-name="Standard"><text:tab/><text:tab/><text:tab/><text:tab/>} </text:p>
      <text:p text:style-name="Standard"><text:tab/><text:tab/><text:tab/>} </text:p>
      <text:p text:style-name="Standard"><text:tab/><text:tab/><text:tab/>i++; </text:p>
      <text:p text:style-name="Standard"><text:tab/><text:tab/>} </text:p>
      <text:p text:style-name="Standard"><text:tab/><text:tab/>i=0; </text:p>
      <text:p text:style-name="Standard"><text:tab/><text:tab/>while(i&lt;A.length) </text:p>
      <text:p text:style-name="Standard"><text:tab/><text:tab/>{ </text:p>
      <text:p text:style-name="Standard"><text:tab/><text:tab/><text:tab/>for(int j=i+1;j&lt;A.length;j++) </text:p>
      <text:p text:style-name="Standard"><text:tab/><text:tab/><text:tab/>{ </text:p>
      <text:p text:style-name="Standard"><text:tab/><text:tab/><text:tab/><text:tab/>if(A[i] &gt; A[j])//for avoiding -ve </text:p>
      <text:p text:style-name="Standard"><text:tab/><text:tab/><text:tab/><text:tab/>{ </text:p>
      <text:p text:style-name="Standard"><text:tab/><text:tab/><text:tab/><text:tab/><text:tab/>intans = A[i]-A[j]; </text:p>
      <text:p text:style-name="Standard"><text:tab/><text:tab/><text:tab/><text:tab/><text:tab/>//System.out.println(intans+" " +A[i]+" "+A[j]); </text:p>
      <text:p text:style-name="Standard"><text:tab/><text:tab/><text:tab/><text:tab/>} </text:p>
      <text:p text:style-name="Standard"><text:tab/><text:tab/><text:tab/><text:tab/>else </text:p>
      <text:p text:style-name="Standard"><text:tab/><text:tab/><text:tab/><text:tab/>{ </text:p>
      <text:p text:style-name="Standard"><text:tab/><text:tab/><text:tab/><text:tab/><text:tab/>intans = A[j]-A[i]; </text:p>
      <text:p text:style-name="Standard"><text:tab/><text:tab/><text:tab/><text:tab/><text:tab/>//System.out.println("here i m"); </text:p>
      <text:p text:style-name="Standard"><text:tab/><text:tab/><text:tab/><text:tab/><text:tab/>//System.out.println(intans+" " +A[j]+" "+A[i]); </text:p>
      <text:p text:style-name="Standard"><text:tab/><text:tab/><text:tab/><text:tab/>} </text:p>
      <text:p text:style-name="Standard"><text:tab/><text:tab/><text:tab/><text:tab/>if(intans == min) </text:p>
      <text:p text:style-name="Standard"><text:tab/><text:tab/><text:tab/><text:tab/>{ </text:p>
      <text:p text:style-name="Standard"><text:tab/><text:tab/><text:tab/><text:tab/><text:tab/>min = intans; </text:p>
      <text:p text:style-name="Standard"><text:soft-page-break/><text:tab/><text:tab/><text:tab/><text:tab/><text:tab/>System.out.println(min+"between"+A[j]+A[i]); </text:p>
      <text:p text:style-name="Standard"><text:tab/><text:tab/><text:tab/><text:tab/>} </text:p>
      <text:p text:style-name="Standard"><text:tab/><text:tab/><text:tab/>} </text:p>
      <text:p text:style-name="Standard"><text:tab/><text:tab/><text:tab/>i++; </text:p>
      <text:p text:style-name="Standard"><text:tab/><text:tab/>} </text:p>
      <text:p text:style-name="Standard"><text:tab/><text:tab/> </text:p>
      <text:p text:style-name="Standard"><text:tab/>} </text:p>
      <text:p text:style-name="Standard">} </text:p>
      <text:p text:style-name="Standard"/>
      <text:p text:style-name="Horizontal_20_Line"/>
      <text:list xml:id="list633859323" text:continue-numbering="true" text:style-name="L5">
        <text:list-item>
          <text:p text:style-name="P5"><text:span text:style-name="T2">AIM. Inversion</text:span></text:p>
        </text:list-item>
      </text:list>
      <text:p text:style-name="Standard"><text:span text:style-name="T2"/></text:p>
      <text:p text:style-name="Standard">class Inversion </text:p>
      <text:p text:style-name="Standard">{ </text:p>
      <text:p text:style-name="Standard"><text:tab/>static int A[] = {2,3,8,6,1}; </text:p>
      <text:p text:style-name="Standard"><text:tab/>public static void main(String args[]) </text:p>
      <text:p text:style-name="Standard"><text:tab/>{ </text:p>
      <text:p text:style-name="Standard"><text:tab/><text:tab/>for(int i=0;i&lt;A.length;i++) </text:p>
      <text:p text:style-name="Standard"><text:tab/><text:tab/>{ </text:p>
      <text:p text:style-name="Standard"><text:tab/><text:tab/><text:tab/>for(int j=0;j&lt;A.length;j++) </text:p>
      <text:p text:style-name="Standard"><text:tab/><text:tab/><text:tab/>{ </text:p>
      <text:p text:style-name="Standard"><text:tab/><text:tab/><text:tab/><text:tab/>if(i&lt;j &amp;&amp; A[i] &gt; A[j]) </text:p>
      <text:p text:style-name="Standard"><text:tab/><text:tab/><text:tab/><text:tab/>{ </text:p>
      <text:p text:style-name="Standard"><text:tab/><text:tab/><text:tab/><text:tab/><text:tab/>System.out.println("("+(i+1)+","+(j+1)+")"); </text:p>
      <text:p text:style-name="Standard"><text:tab/><text:tab/><text:tab/><text:tab/>} </text:p>
      <text:p text:style-name="Standard"><text:tab/><text:tab/><text:tab/>} </text:p>
      <text:p text:style-name="Standard"><text:tab/><text:tab/>} </text:p>
      <text:p text:style-name="Standard"><text:tab/>} </text:p>
      <text:p text:style-name="Standard">} </text:p>
      <text:p text:style-name="P24">LAB 4.</text:p>
      <text:p text:style-name="P12"/>
      <text:p text:style-name="Horizontal_20_Line"/>
      <text:list xml:id="list875141729" text:style-name="L6">
        <text:list-item>
          <text:p text:style-name="P6"><text:span text:style-name="T2">AIM. To implement a Marge Sort algorithm.</text:span></text:p>
        </text:list-item>
      </text:list>
      <text:p text:style-name="P13"/>
      <text:p text:style-name="Standard">package javaapplication1; </text:p>
      <text:p text:style-name="Standard"/>
      <text:p text:style-name="Standard">// mergeSort.java </text:p>
      <text:p text:style-name="Standard">// demonstrates recursive merge sort </text:p>
      <text:p text:style-name="Standard">// to run this program: C&gt;java MergeSortApp </text:p>
      <text:p text:style-name="Standard">//////////////////////////////////////////////////////////////// </text:p>
      <text:p text:style-name="Standard">class DArray </text:p>
      <text:p text:style-name="Standard"><text:s text:c="3"/>{ </text:p>
      <text:p text:style-name="Standard"><text:s text:c="3"/>private long[] theArray; <text:s text:c="9"/>// ref to array theArray </text:p>
      <text:p text:style-name="Standard"><text:s text:c="3"/>private int nElems; <text:s text:c="14"/>// number of data items </text:p>
      <text:p text:style-name="Standard"><text:s text:c="3"/>//----------------------------------------------------------- </text:p>
      <text:p text:style-name="Standard"><text:s text:c="3"/>public DArray(int max) <text:s text:c="11"/>// constructor </text:p>
      <text:p text:style-name="Standard"><text:s text:c="6"/>{ </text:p>
      <text:p text:style-name="Standard"><text:s text:c="6"/>theArray = new long[max]; <text:s text:c="5"/>// create array </text:p>
      <text:p text:style-name="Standard"><text:s text:c="6"/>nElems = 0; </text:p>
      <text:p text:style-name="Standard"><text:s text:c="6"/>} </text:p>
      <text:p text:style-name="Standard"><text:s text:c="3"/>//----------------------------------------------------------- </text:p>
      <text:p text:style-name="Standard"><text:s text:c="3"/>public void insert(long value) <text:s text:c="3"/>// put element into array </text:p>
      <text:p text:style-name="Standard"><text:s text:c="6"/>{ </text:p>
      <text:p text:style-name="Standard"><text:s text:c="6"/>theArray[nElems] = value; <text:s text:c="5"/>// insert it </text:p>
      <text:p text:style-name="Standard"><text:s text:c="6"/>nElems++; <text:s text:c="21"/>// increment size </text:p>
      <text:p text:style-name="Standard"><text:s text:c="6"/>} </text:p>
      <text:p text:style-name="Standard"><text:s text:c="3"/>//----------------------------------------------------------- </text:p>
      <text:p text:style-name="Standard"><text:s text:c="3"/>public void display() <text:s text:c="12"/>// displays array contents </text:p>
      <text:p text:style-name="Standard"><text:s text:c="6"/>{ </text:p>
      <text:p text:style-name="Standard"><text:s text:c="6"/>for(int j=0; j&lt;nElems; j++) <text:s text:c="3"/>// for each element, </text:p>
      <text:p text:style-name="Standard"><text:s text:c="9"/>System.out.print(theArray[j] + " "); <text:s/>// display it </text:p>
      <text:p text:style-name="Standard"><text:s text:c="6"/>System.out.println(""); </text:p>
      <text:p text:style-name="Standard"><text:s text:c="6"/>} </text:p>
      <text:p text:style-name="Standard"><text:s text:c="3"/>//----------------------------------------------------------- </text:p>
      <text:p text:style-name="Standard"><text:s text:c="3"/>public void mergeSort() <text:s text:c="10"/>// called by main() </text:p>
      <text:p text:style-name="Standard"><text:s text:c="6"/>{ <text:s text:c="29"/>// provides workspace </text:p>
      <text:p text:style-name="Standard"><text:s text:c="6"/>long[] workSpace = new long[nElems]; </text:p>
      <text:p text:style-name="Standard"><text:s text:c="6"/>recMergeSort(workSpace, 0, nElems-1); </text:p>
      <text:p text:style-name="Standard"><text:s text:c="6"/>} </text:p>
      <text:p text:style-name="Standard"><text:s text:c="3"/>//----------------------------------------------------------- </text:p>
      <text:p text:style-name="Standard"><text:s text:c="3"/>private void recMergeSort(long[] workSpace, int lowerBound, </text:p>
      <text:p text:style-name="Standard"><text:s text:c="47"/>int upperBound) </text:p>
      <text:p text:style-name="Standard"><text:s text:c="6"/>{ </text:p>
      <text:p text:style-name="Standard"><text:s text:c="6"/>if(lowerBound == upperBound) <text:s text:c="11"/>// if range is 1, </text:p>
      <text:p text:style-name="Standard"><text:s text:c="9"/>return; <text:s text:c="29"/>// no use sorting </text:p>
      <text:p text:style-name="Standard"><text:s text:c="6"/>else </text:p>
      <text:p text:style-name="Standard"><text:soft-page-break/><text:s text:c="9"/>{ <text:s text:c="35"/>// find midpoint </text:p>
      <text:p text:style-name="Standard"><text:s text:c="9"/>int mid = (lowerBound+upperBound) / 2; </text:p>
      <text:p text:style-name="Standard"><text:s text:c="46"/>// sort low half </text:p>
      <text:p text:style-name="Standard"><text:s text:c="9"/>recMergeSort(workSpace, lowerBound, mid); </text:p>
      <text:p text:style-name="Standard"><text:s text:c="46"/>// sort high half </text:p>
      <text:p text:style-name="Standard"><text:s text:c="9"/>recMergeSort(workSpace, mid+1, upperBound); </text:p>
      <text:p text:style-name="Standard"><text:s text:c="46"/>// merge them </text:p>
      <text:p text:style-name="Standard"><text:s text:c="9"/>merge(workSpace, lowerBound, mid+1, upperBound); </text:p>
      <text:p text:style-name="Standard"><text:s text:c="9"/>} <text:s/>// end else </text:p>
      <text:p text:style-name="Standard"><text:s text:c="6"/>} <text:s/>// end recMergeSort() </text:p>
      <text:p text:style-name="Standard"><text:s text:c="3"/>//----------------------------------------------------------- </text:p>
      <text:p text:style-name="Standard"><text:s text:c="3"/>private void merge(long[] workSpace, int lowPtr, </text:p>
      <text:p text:style-name="Standard"><text:s text:c="27"/>int highPtr, int upperBound) </text:p>
      <text:p text:style-name="Standard"><text:s text:c="6"/>{ </text:p>
      <text:p text:style-name="Standard"><text:s text:c="6"/>int j = 0; <text:s text:c="28"/>// workspace index </text:p>
      <text:p text:style-name="Standard"><text:s text:c="6"/>int lowerBound = lowPtr; </text:p>
      <text:p text:style-name="Standard"><text:s text:c="6"/>int mid = highPtr-1; </text:p>
      <text:p text:style-name="Standard"><text:s text:c="6"/>int n = upperBound-lowerBound+1; <text:s text:c="6"/>// # of items </text:p>
      <text:p text:style-name="Standard"/>
      <text:p text:style-name="Standard"><text:s text:c="6"/>while(lowPtr &lt;= mid &amp;&amp; highPtr &lt;= upperBound) </text:p>
      <text:p text:style-name="Standard"><text:s text:c="9"/>if( theArray[lowPtr] &lt; theArray[highPtr] ) </text:p>
      <text:p text:style-name="Standard"><text:s text:c="12"/>workSpace[j++] = theArray[lowPtr++]; </text:p>
      <text:p text:style-name="Standard"><text:s text:c="9"/>else </text:p>
      <text:p text:style-name="Standard"><text:s text:c="12"/>workSpace[j++] = theArray[highPtr++]; </text:p>
      <text:p text:style-name="Standard"/>
      <text:p text:style-name="Standard"><text:s text:c="6"/>while(lowPtr &lt;= mid) </text:p>
      <text:p text:style-name="Standard"><text:s text:c="9"/>workSpace[j++] = theArray[lowPtr++]; </text:p>
      <text:p text:style-name="Standard"/>
      <text:p text:style-name="Standard"><text:s text:c="6"/>while(highPtr &lt;= upperBound) </text:p>
      <text:p text:style-name="Standard"><text:s text:c="9"/>workSpace[j++] = theArray[highPtr++]; </text:p>
      <text:p text:style-name="Standard"/>
      <text:p text:style-name="Standard"><text:s text:c="6"/>for(j=0; j&lt;n; j++) </text:p>
      <text:p text:style-name="Standard"><text:s text:c="9"/>theArray[lowerBound+j] = workSpace[j]; </text:p>
      <text:p text:style-name="Standard"><text:s text:c="6"/>} <text:s/>// end merge() </text:p>
      <text:p text:style-name="Standard"><text:s text:c="3"/>//----------------------------------------------------------- </text:p>
      <text:p text:style-name="Standard"><text:s text:c="3"/>} <text:s/>// end class DArray </text:p>
      <text:p text:style-name="Standard">//////////////////////////////////////////////////////////////// </text:p>
      <text:p text:style-name="Standard">class Main </text:p>
      <text:p text:style-name="Standard"><text:s text:c="3"/>{ </text:p>
      <text:p text:style-name="Standard"><text:s text:c="3"/>public static void main(String[] args) </text:p>
      <text:p text:style-name="Standard"><text:s text:c="6"/>{ </text:p>
      <text:p text:style-name="Standard"><text:s text:c="6"/>int maxSize = 100; <text:s text:c="12"/>// array size </text:p>
      <text:p text:style-name="Standard"><text:s text:c="6"/>DArray arr; <text:s text:c="19"/>// reference to array </text:p>
      <text:p text:style-name="Standard"><text:s text:c="6"/>arr = new DArray(maxSize); <text:s text:c="4"/>// create the array </text:p>
      <text:p text:style-name="Standard"/>
      <text:p text:style-name="Standard"><text:s text:c="6"/>arr.insert(64); <text:s text:c="15"/>// insert items </text:p>
      <text:p text:style-name="Standard"><text:s text:c="6"/>arr.insert(21); </text:p>
      <text:p text:style-name="Standard"><text:s text:c="6"/>arr.insert(33); </text:p>
      <text:p text:style-name="Standard"><text:s text:c="6"/>arr.insert(70); </text:p>
      <text:p text:style-name="Standard"><text:soft-page-break/><text:s text:c="6"/>arr.insert(12); </text:p>
      <text:p text:style-name="Standard"><text:s text:c="6"/>arr.insert(85); </text:p>
      <text:p text:style-name="Standard"><text:s text:c="6"/>arr.insert(44); </text:p>
      <text:p text:style-name="Standard"><text:s text:c="6"/>arr.insert(3); </text:p>
      <text:p text:style-name="Standard"><text:s text:c="6"/>arr.insert(99); </text:p>
      <text:p text:style-name="Standard"><text:s text:c="6"/>arr.insert(0); </text:p>
      <text:p text:style-name="Standard"><text:s text:c="6"/>arr.insert(108); </text:p>
      <text:p text:style-name="Standard"><text:s text:c="6"/>arr.insert(36); </text:p>
      <text:p text:style-name="Standard"/>
      <text:p text:style-name="Standard"><text:s text:c="6"/>arr.display(); <text:s text:c="16"/>// display items </text:p>
      <text:p text:style-name="Standard"/>
      <text:p text:style-name="Standard"><text:s text:c="6"/>arr.mergeSort(); <text:s text:c="14"/>// merge sort the array </text:p>
      <text:p text:style-name="Standard"/>
      <text:p text:style-name="Standard"><text:s text:c="6"/>arr.display(); <text:s text:c="16"/>// display items again </text:p>
      <text:p text:style-name="Standard"><text:s text:c="6"/>} <text:s/>// end main() </text:p>
      <text:p text:style-name="Standard"><text:s text:c="3"/>} <text:s/>// end class MergeSortApp </text:p>
      <text:p text:style-name="Standard">////////////////////////////////////////////////////////////////</text:p>
      <text:p text:style-name="Standard"/>
      <text:p text:style-name="Horizontal_20_Line"/>
      <text:list xml:id="list1806097504" text:continue-numbering="true" text:style-name="L6">
        <text:list-item>
          <text:p text:style-name="P17">AIM. To implement a Quick Sort algorithm</text:p>
        </text:list-item>
      </text:list>
      <text:p text:style-name="P13"/>
      <text:p text:style-name="Standard">package javaapplication2; </text:p>
      <text:p text:style-name="Standard"/>
      <text:p text:style-name="Standard">/** </text:p>
      <text:p text:style-name="Standard"><text:s/>* </text:p>
      <text:p text:style-name="Standard"><text:s/>* @author Admin </text:p>
      <text:p text:style-name="Standard"><text:s/>*/ </text:p>
      <text:p text:style-name="Standard">public class Main { </text:p>
      <text:p text:style-name="Standard"/>
      <text:p text:style-name="Standard"><text:s text:c="4"/>static int partition(int arr[], int left, int right) { </text:p>
      <text:p text:style-name="Standard"/>
      <text:p text:style-name="Standard"><text:s text:c="6"/>int i = left, j = right; </text:p>
      <text:p text:style-name="Standard"/>
      <text:p text:style-name="Standard"><text:s text:c="6"/>int tmp; </text:p>
      <text:p text:style-name="Standard"/>
      <text:p text:style-name="Standard"><text:s text:c="6"/>int pivot = arr[(left + right) / 2]; </text:p>
      <text:p text:style-name="Standard"/>
      <text:p text:style-name="Standard"/>
      <text:p text:style-name="Standard"/>
      <text:p text:style-name="Standard"><text:s text:c="6"/>while (i &lt;= j) { </text:p>
      <text:p text:style-name="Standard"/>
      <text:p text:style-name="Standard"><text:s text:c="12"/>while (arr[i] &lt; pivot) </text:p>
      <text:p text:style-name="Standard"/>
      <text:p text:style-name="Standard"><text:s text:c="18"/>i++; </text:p>
      <text:p text:style-name="Standard"/>
      <text:p text:style-name="Standard"><text:s text:c="12"/>while (arr[j] &gt; pivot) </text:p>
      <text:p text:style-name="Standard"/>
      <text:p text:style-name="Standard"><text:s text:c="18"/>j--; </text:p>
      <text:p text:style-name="Standard"><text:soft-page-break/></text:p>
      <text:p text:style-name="Standard"><text:s text:c="12"/>if (i &lt;= j) { </text:p>
      <text:p text:style-name="Standard"/>
      <text:p text:style-name="Standard"><text:s text:c="18"/>tmp = arr[i]; </text:p>
      <text:p text:style-name="Standard"/>
      <text:p text:style-name="Standard"><text:s text:c="18"/>arr[i] = arr[j]; </text:p>
      <text:p text:style-name="Standard"/>
      <text:p text:style-name="Standard"><text:s text:c="18"/>arr[j] = tmp; </text:p>
      <text:p text:style-name="Standard"/>
      <text:p text:style-name="Standard"><text:s text:c="18"/>i++; </text:p>
      <text:p text:style-name="Standard"/>
      <text:p text:style-name="Standard"><text:s text:c="18"/>j--; </text:p>
      <text:p text:style-name="Standard"/>
      <text:p text:style-name="Standard"><text:s text:c="12"/>} </text:p>
      <text:p text:style-name="Standard"/>
      <text:p text:style-name="Standard"><text:s text:c="6"/>} </text:p>
      <text:p text:style-name="Standard"/>
      <text:p text:style-name="Standard"/>
      <text:p text:style-name="Standard"/>
      <text:p text:style-name="Standard"><text:s text:c="6"/>return i; </text:p>
      <text:p text:style-name="Standard"/>
      <text:p text:style-name="Standard">} </text:p>
      <text:p text:style-name="Standard"/>
      <text:p text:style-name="Standard"/>
      <text:p text:style-name="Standard"/>
      <text:p text:style-name="Standard">static void quickSort(int arr[], int left, int right) { </text:p>
      <text:p text:style-name="Standard"/>
      <text:p text:style-name="Standard"><text:s text:c="6"/>int index = partition(arr, left, right); </text:p>
      <text:p text:style-name="Standard"/>
      <text:p text:style-name="Standard"><text:s text:c="6"/>if (left &lt; index - 1) </text:p>
      <text:p text:style-name="Standard"/>
      <text:p text:style-name="Standard"><text:s text:c="12"/>quickSort(arr, left, index - 1); </text:p>
      <text:p text:style-name="Standard"/>
      <text:p text:style-name="Standard"><text:s text:c="6"/>if (index &lt; right) </text:p>
      <text:p text:style-name="Standard"><text:s text:c="12"/>quickSort(arr, index, right); </text:p>
      <text:p text:style-name="Standard"/>
      <text:p text:style-name="Standard">} </text:p>
      <text:p text:style-name="Standard"><text:s text:c="4"/>public static void main(String[] args) { </text:p>
      <text:p text:style-name="Standard"><text:s text:c="8"/>int A[] = {10, 15, 26, 12, 9, 8, 22}; </text:p>
      <text:p text:style-name="Standard"><text:s text:c="10"/>for(int j=0; j&lt;A.length; j++) <text:s text:c="3"/>// for each element, </text:p>
      <text:p text:style-name="Standard"><text:s text:c="9"/>System.out.print(A[j] + " "); <text:s/>// display it </text:p>
      <text:p text:style-name="Standard"><text:s text:c="8"/>System.out.println(""); </text:p>
      <text:p text:style-name="Standard"><text:s text:c="8"/>quickSort(A,0,A.length-1); </text:p>
      <text:p text:style-name="Standard"><text:s text:c="9"/>for(int j=0; j&lt;A.length; j++) <text:s text:c="3"/>// for each element, </text:p>
      <text:p text:style-name="Standard"><text:s text:c="9"/>System.out.print(A[j] + " "); <text:s/>// display it </text:p>
      <text:p text:style-name="Standard"><text:s text:c="8"/>System.out.println(""); </text:p>
      <text:p text:style-name="Standard"><text:s text:c="3"/></text:p>
      <text:p text:style-name="Standard"><text:s text:c="4"/>} </text:p>
      <text:p text:style-name="Standard">} </text:p>
      <text:p text:style-name="P23">LAB 5.</text:p>
      <text:p text:style-name="P26"/>
      <text:list xml:id="list931091850" text:style-name="L7">
        <text:list-item>
          <text:p text:style-name="P7"><text:span text:style-name="T2">AIM. Crossing the Bridge</text:span></text:p>
        </text:list-item>
      </text:list>
      <text:p text:style-name="P13"/>
      <text:p text:style-name="Standard">class CrossBridge </text:p>
      <text:p text:style-name="Standard">{ </text:p>
      <text:p text:style-name="Standard"><text:tab/>static int findminindex(int timming[]) </text:p>
      <text:p text:style-name="Standard"><text:tab/>{ </text:p>
      <text:p text:style-name="Standard"><text:tab/><text:tab/>int minindex = timming[0]; </text:p>
      <text:p text:style-name="Standard"><text:tab/><text:tab/>for(int i=1;i&lt;timming.length-1;i++) </text:p>
      <text:p text:style-name="Standard"><text:tab/><text:tab/>{ </text:p>
      <text:p text:style-name="Standard"><text:tab/><text:tab/><text:tab/>if(timming[i] &lt; timming[minindex]) </text:p>
      <text:p text:style-name="Standard"><text:tab/><text:tab/><text:tab/>{ </text:p>
      <text:p text:style-name="Standard"><text:tab/><text:tab/><text:tab/><text:tab/>minindex = i; </text:p>
      <text:p text:style-name="Standard"><text:tab/><text:tab/><text:tab/>} </text:p>
      <text:p text:style-name="Standard"><text:tab/><text:tab/>} </text:p>
      <text:p text:style-name="Standard"><text:tab/><text:tab/>System.out.println("min index:"+minindex); </text:p>
      <text:p text:style-name="Standard"><text:tab/><text:tab/>return minindex; </text:p>
      <text:p text:style-name="Standard"><text:tab/>} </text:p>
      <text:p text:style-name="Standard"/>
      <text:p text:style-name="Standard"><text:tab/>public static void main(String args[]) </text:p>
      <text:p text:style-name="Standard"><text:tab/>{ </text:p>
      <text:p text:style-name="Standard"><text:tab/><text:tab/>int count=5; </text:p>
      <text:p text:style-name="Standard"><text:tab/><text:tab/>int timming[]={2,1,5,10,12}; </text:p>
      <text:p text:style-name="Standard"><text:tab/><text:tab/>int maxtime=0; </text:p>
      <text:p text:style-name="Standard"><text:tab/><text:tab/>int i=3; </text:p>
      <text:p text:style-name="Standard"><text:tab/><text:tab/>int minindex = findminindex(timming); </text:p>
      <text:p text:style-name="Standard"><text:tab/><text:tab/>while(count!=(timming.length-2)) </text:p>
      <text:p text:style-name="Standard"><text:tab/><text:tab/>{ </text:p>
      <text:p text:style-name="Standard"><text:tab/><text:tab/><text:tab/>if(i-1 == minindex) </text:p>
      <text:p text:style-name="Standard"><text:tab/><text:tab/><text:tab/>{ </text:p>
      <text:p text:style-name="Standard"><text:tab/><text:tab/><text:tab/><text:tab/>i--; </text:p>
      <text:p text:style-name="Standard"><text:tab/><text:tab/><text:tab/><text:tab/>continue; </text:p>
      <text:p text:style-name="Standard"><text:tab/><text:tab/><text:tab/>} </text:p>
      <text:p text:style-name="Standard"><text:tab/><text:tab/><text:tab/>maxtime = maxtime + timming[i-1] + timming[minindex]; </text:p>
      <text:p text:style-name="Standard"><text:tab/><text:tab/><text:tab/>count--; </text:p>
      <text:p text:style-name="Standard"><text:tab/><text:tab/><text:tab/>System.out.println(i-1+":is on the other bank"); </text:p>
      <text:p text:style-name="Standard"><text:tab/><text:tab/><text:tab/>i--; </text:p>
      <text:p text:style-name="Standard"><text:tab/><text:tab/>} </text:p>
      <text:p text:style-name="Standard"><text:tab/><text:tab/>maxtime = maxtime + timming[timming.length-1]; </text:p>
      <text:p text:style-name="Standard"><text:tab/><text:tab/>System.out.println((timming.length-1)+":is on the other bank"); </text:p>
      <text:p text:style-name="Standard"><text:tab/><text:tab/>System.out.println("time taken is:"+(maxtime-1)); </text:p>
      <text:p text:style-name="Standard"><text:tab/>} </text:p>
      <text:p text:style-name="Standard">} </text:p>
      <text:p text:style-name="Standard"/>
      <text:p text:style-name="Horizontal_20_Line"/>
      <text:p text:style-name="Standard"><text:soft-page-break/></text:p>
      <text:list xml:id="list894364906" text:continue-numbering="true" text:style-name="L7">
        <text:list-item>
          <text:p text:style-name="P18">AIM. Making a Change</text:p>
        </text:list-item>
      </text:list>
      <text:p text:style-name="P13"/>
      <text:p text:style-name="Standard">class MakingChange </text:p>
      <text:p text:style-name="Standard">{ </text:p>
      <text:p text:style-name="Standard"><text:tab/>public static void main(String args[]) </text:p>
      <text:p text:style-name="Standard"><text:tab/>{ </text:p>
      <text:p text:style-name="Standard"><text:tab/><text:tab/>int D[]={100,25,10,5,1}; </text:p>
      <text:p text:style-name="Standard"><text:tab/><text:tab/>int amount=0; </text:p>
      <text:p text:style-name="Standard"><text:tab/><text:tab/>int sum = 14; </text:p>
      <text:p text:style-name="Standard"><text:tab/><text:tab/>int coin[]={0,0,0,0,0}; </text:p>
      <text:p text:style-name="Standard"><text:tab/><text:tab/>int i=0; </text:p>
      <text:p text:style-name="Standard"><text:tab/><text:tab/>int flag = 1; </text:p>
      <text:p text:style-name="Standard"><text:tab/><text:tab/>while(i &lt;= 4){ </text:p>
      <text:p text:style-name="Standard"><text:tab/><text:tab/><text:tab/>while(amount + D[i] &lt;= sum) </text:p>
      <text:p text:style-name="Standard"><text:tab/><text:tab/><text:tab/>{ </text:p>
      <text:p text:style-name="Standard"><text:tab/><text:tab/><text:tab/><text:tab/>amount = amount + D[i]; </text:p>
      <text:p text:style-name="Standard"><text:tab/><text:tab/><text:tab/><text:tab/>coin[i]++; </text:p>
      <text:p text:style-name="Standard"><text:tab/><text:tab/><text:tab/><text:tab/>if(amount == sum) </text:p>
      <text:p text:style-name="Standard"><text:tab/><text:tab/><text:tab/><text:tab/>{ </text:p>
      <text:p text:style-name="Standard"><text:tab/><text:tab/><text:tab/><text:tab/><text:tab/>for(int j=0;j&lt;coin.length;j++) </text:p>
      <text:p text:style-name="Standard"><text:tab/><text:tab/><text:tab/><text:tab/><text:tab/><text:tab/>System.out.println(D[j]+"*"+coin[j]+"= <text:s text:c="4"/>"+(D[j]*coin[j])); </text:p>
      <text:p text:style-name="Standard"><text:tab/><text:tab/><text:tab/><text:tab/><text:tab/>System.out.println("total <text:s/>:"+sum);<text:tab/><text:tab/><text:tab/><text:tab/><text:tab/> </text:p>
      <text:p text:style-name="Standard"><text:tab/><text:tab/><text:tab/><text:tab/><text:tab/>flag = 0; </text:p>
      <text:p text:style-name="Standard"><text:tab/><text:tab/><text:tab/><text:tab/><text:tab/>break; </text:p>
      <text:p text:style-name="Standard"><text:tab/><text:tab/><text:tab/><text:tab/>} </text:p>
      <text:p text:style-name="Standard"><text:tab/><text:tab/><text:tab/>} </text:p>
      <text:p text:style-name="Standard"><text:tab/><text:tab/><text:tab/>if(flag == 0) </text:p>
      <text:p text:style-name="Standard"><text:tab/><text:tab/><text:tab/><text:tab/>break; </text:p>
      <text:p text:style-name="Standard"><text:tab/><text:tab/><text:tab/>i++; </text:p>
      <text:p text:style-name="Standard"><text:tab/><text:tab/>} </text:p>
      <text:p text:style-name="Standard"><text:tab/>} </text:p>
      <text:p text:style-name="Standard">} </text:p>
      <text:p text:style-name="P23">LAB 6.</text:p>
      <text:p text:style-name="P13"/>
      <text:p text:style-name="Horizontal_20_Line"/>
      <text:list xml:id="list1419735958" text:style-name="L8">
        <text:list-item>
          <text:p text:style-name="P8"><text:span text:style-name="T2">AIM. To implement <text:s/>Kanpsack problem (fractional)</text:span></text:p>
        </text:list-item>
      </text:list>
      <text:p text:style-name="P13"/>
      <text:p text:style-name="Standard">class Knapsack </text:p>
      <text:p text:style-name="Standard">{ </text:p>
      <text:p text:style-name="Standard"/>
      <text:p text:style-name="Standard"><text:tab/>public static void main(String args[]) </text:p>
      <text:p text:style-name="Standard"><text:tab/>{ </text:p>
      <text:p text:style-name="Standard"><text:tab/><text:tab/>float weight = 0.0f; </text:p>
      <text:p text:style-name="Standard"><text:tab/><text:tab/>float wArr[] = {10.0f,20.0f,30.0f,40.0f,50.0f}; </text:p>
      <text:p text:style-name="Standard"><text:tab/><text:tab/>float resultArr[] = {0.0f,0.0f,0.0f,0.0f,0.0f}; </text:p>
      <text:p text:style-name="Standard"><text:tab/><text:tab/>float proArr[] = {20.0f,30.0f,66.0f,40.0f,60.0f}; </text:p>
      <text:p text:style-name="Standard"><text:tab/><text:tab/>float ratioArr[] = {0.0f,0.0f,0.0f,0.0f,0.0f}; </text:p>
      <text:p text:style-name="Standard"><text:tab/><text:tab/>float totalWeight = 100.0f; </text:p>
      <text:p text:style-name="Standard"><text:tab/><text:tab/>float totalProfit = 0.0f; </text:p>
      <text:p text:style-name="Standard"><text:tab/><text:tab/>for(int i=0;i&lt;ratioArr.length;i++) </text:p>
      <text:p text:style-name="Standard"><text:tab/><text:tab/>{ </text:p>
      <text:p text:style-name="Standard"><text:tab/><text:tab/><text:tab/>ratioArr[i] = (float) ((float)proArr[i] / (float)wArr[i]); </text:p>
      <text:p text:style-name="Standard"><text:tab/><text:tab/>} </text:p>
      <text:p text:style-name="Standard"><text:tab/><text:tab/>for(int i=0;i&lt;ratioArr.length;i++) </text:p>
      <text:p text:style-name="Standard"><text:tab/><text:tab/>{ </text:p>
      <text:p text:style-name="Standard"><text:tab/><text:tab/><text:tab/>for(int j=i+1;j&lt;ratioArr.length;j++) </text:p>
      <text:p text:style-name="Standard"><text:tab/><text:tab/><text:tab/>{ </text:p>
      <text:p text:style-name="Standard"><text:tab/><text:tab/><text:tab/><text:tab/>if(ratioArr[i] &lt; ratioArr[j]) </text:p>
      <text:p text:style-name="Standard"><text:tab/><text:tab/><text:tab/><text:tab/>{ </text:p>
      <text:p text:style-name="Standard"><text:tab/><text:tab/><text:tab/><text:tab/><text:tab/>float temp = ratioArr[i]; </text:p>
      <text:p text:style-name="Standard"><text:tab/><text:tab/><text:tab/><text:tab/><text:tab/>ratioArr[i] = ratioArr[j]; </text:p>
      <text:p text:style-name="Standard"><text:tab/><text:tab/><text:tab/><text:tab/><text:tab/>ratioArr[j] = temp; </text:p>
      <text:p text:style-name="Standard"><text:tab/><text:tab/><text:tab/><text:tab/><text:tab/> </text:p>
      <text:p text:style-name="Standard"><text:tab/><text:tab/><text:tab/><text:tab/><text:tab/>temp = wArr[i]; </text:p>
      <text:p text:style-name="Standard"><text:tab/><text:tab/><text:tab/><text:tab/><text:tab/>wArr[i] = wArr[j]; </text:p>
      <text:p text:style-name="Standard"><text:tab/><text:tab/><text:tab/><text:tab/><text:tab/>wArr[j] = temp; </text:p>
      <text:p text:style-name="Standard"><text:tab/><text:tab/><text:tab/><text:tab/><text:tab/> </text:p>
      <text:p text:style-name="Standard"><text:tab/><text:tab/><text:tab/><text:tab/><text:tab/>temp = proArr[i]; </text:p>
      <text:p text:style-name="Standard"><text:tab/><text:tab/><text:tab/><text:tab/><text:tab/>proArr[i] = proArr[j]; </text:p>
      <text:p text:style-name="Standard"><text:tab/><text:tab/><text:tab/><text:tab/><text:tab/>proArr[j] = temp; </text:p>
      <text:p text:style-name="Standard"><text:tab/><text:tab/><text:tab/><text:tab/>} </text:p>
      <text:p text:style-name="Standard"><text:tab/><text:tab/><text:tab/>} </text:p>
      <text:p text:style-name="Standard"><text:tab/><text:tab/>} </text:p>
      <text:p text:style-name="Standard"><text:tab/><text:tab/>for(int i=0;i&lt;ratioArr.length;i++) </text:p>
      <text:p text:style-name="Standard"><text:tab/><text:tab/>{ </text:p>
      <text:p text:style-name="Standard"><text:tab/><text:tab/><text:tab/>System.out.println(ratioArr[i]+"\t:\t"+proArr[i]+"\t:\t"+wArr[i]); </text:p>
      <text:p text:style-name="Standard"><text:tab/><text:tab/>} </text:p>
      <text:p text:style-name="Standard"><text:tab/><text:tab/> </text:p>
      <text:p text:style-name="Standard"><text:tab/><text:tab/>for(int i=0;i&lt;wArr.length;i++) </text:p>
      <text:p text:style-name="Standard"><text:soft-page-break/><text:tab/><text:tab/>{ </text:p>
      <text:p text:style-name="Standard"><text:tab/><text:tab/><text:tab/>if(weight+wArr[i] &lt;= totalWeight) </text:p>
      <text:p text:style-name="Standard"><text:tab/><text:tab/><text:tab/>{ </text:p>
      <text:p text:style-name="Standard"><text:tab/><text:tab/><text:tab/><text:tab/>totalProfit = totalProfit + proArr[i]; </text:p>
      <text:p text:style-name="Standard"><text:tab/><text:tab/><text:tab/><text:tab/>weight = weight + wArr[i]; </text:p>
      <text:p text:style-name="Standard"><text:tab/><text:tab/><text:tab/><text:tab/>resultArr[i]++; </text:p>
      <text:p text:style-name="Standard"><text:tab/><text:tab/><text:tab/>} </text:p>
      <text:p text:style-name="Standard"><text:tab/><text:tab/><text:tab/>else </text:p>
      <text:p text:style-name="Standard"><text:tab/><text:tab/><text:tab/>{ </text:p>
      <text:p text:style-name="Standard"><text:tab/><text:tab/><text:tab/><text:tab/>totalProfit = totalProfit + (((totalWeight - weight)/wArr[i])*proArr[i]); </text:p>
      <text:p text:style-name="Standard"><text:tab/><text:tab/><text:tab/><text:tab/>resultArr[i] = ((totalWeight - weight)/wArr[i]); </text:p>
      <text:p text:style-name="Standard"><text:tab/><text:tab/><text:tab/><text:tab/>break; </text:p>
      <text:p text:style-name="Standard"><text:tab/><text:tab/><text:tab/>} </text:p>
      <text:p text:style-name="Standard"><text:tab/><text:tab/>} </text:p>
      <text:p text:style-name="Standard"><text:tab/><text:tab/>for(int i=0;i&lt;resultArr.length;i++) </text:p>
      <text:p text:style-name="Standard"><text:tab/><text:tab/>{ </text:p>
      <text:p text:style-name="Standard"><text:tab/><text:tab/><text:tab/>System.out.println(resultArr[i]); </text:p>
      <text:p text:style-name="Standard"><text:tab/><text:tab/>} </text:p>
      <text:p text:style-name="Standard"><text:tab/><text:tab/>System.out.println("profilt="+totalProfit); </text:p>
      <text:p text:style-name="Standard"><text:tab/>} </text:p>
      <text:p text:style-name="Standard">} </text:p>
      <text:p text:style-name="Standard"/>
      <text:p text:style-name="Horizontal_20_Line"/>
      <text:list xml:id="list1399139367" text:continue-numbering="true" text:style-name="L8">
        <text:list-item>
          <text:p text:style-name="P19">AIM. Kruskal’s Algorithm</text:p>
        </text:list-item>
      </text:list>
      <text:p text:style-name="P13"/>
      <text:p text:style-name="Standard">import java.io.*; </text:p>
      <text:p text:style-name="Standard">import java.util.*; </text:p>
      <text:p text:style-name="Standard"/>
      <text:p text:style-name="Standard">public class Kruskal { </text:p>
      <text:p text:style-name="Standard"><text:s text:c="2"/>private final int MAX_NODES = 21; </text:p>
      <text:p text:style-name="Standard"><text:s text:c="2"/>private HashSet nodes[]; <text:s text:c="14"/>// Array of connected components </text:p>
      <text:p text:style-name="Standard"><text:s text:c="2"/>private TreeSet allEdges; <text:s text:c="13"/>// Priority queue of Edge objects </text:p>
      <text:p text:style-name="Standard"><text:s text:c="2"/>private Vector allNewEdges; <text:s text:c="11"/>// Edges in Minimal-Spanning Tree </text:p>
      <text:p text:style-name="Standard"/>
      <text:p text:style-name="Standard"><text:s text:c="2"/>public static void main(String args[]) { </text:p>
      <text:p text:style-name="Standard"><text:s text:c="4"/>System.out.println("[Kruskal] - 2011"); </text:p>
      <text:p text:style-name="Standard"><text:s text:c="4"/>if (args.length != 1) { </text:p>
      <text:p text:style-name="Standard"><text:s text:c="6"/>System.out.println("Usage: java Kruskal &lt;fileName&gt;"); </text:p>
      <text:p text:style-name="Standard"><text:s text:c="6"/>System.exit(0); </text:p>
      <text:p text:style-name="Standard"><text:s text:c="4"/>} </text:p>
      <text:p text:style-name="Standard"><text:s text:c="4"/>Kruskal k = new Kruskal(); </text:p>
      <text:p text:style-name="Standard"><text:s text:c="4"/>k.readInGraphData(args[0]); </text:p>
      <text:p text:style-name="Standard"><text:s text:c="4"/>k.performKruskal(); </text:p>
      <text:p text:style-name="Standard"><text:s text:c="4"/>k.printFinalEdges(); </text:p>
      <text:p text:style-name="Standard"><text:s text:c="2"/>} </text:p>
      <text:p text:style-name="Standard"/>
      <text:p text:style-name="Standard"><text:s text:c="2"/>Kruskal() { </text:p>
      <text:p text:style-name="Standard"><text:s text:c="4"/>// Constructor </text:p>
      <text:p text:style-name="Standard"><text:soft-page-break/><text:s text:c="4"/>nodes = new HashSet[MAX_NODES]; <text:s text:c="5"/>// Create array for components </text:p>
      <text:p text:style-name="Standard"><text:s text:c="4"/>allEdges = new TreeSet(new Edge()); <text:s/>// Create empty priority queue </text:p>
      <text:p text:style-name="Standard"><text:s text:c="4"/>allNewEdges = new Vector(MAX_NODES); // Create vector for MST edges </text:p>
      <text:p text:style-name="Standard"><text:s text:c="2"/>} </text:p>
      <text:p text:style-name="Standard"/>
      <text:p text:style-name="Standard"><text:s text:c="2"/>private void readInGraphData(String fileName) { </text:p>
      <text:p text:style-name="Standard"><text:s text:c="4"/>try { </text:p>
      <text:p text:style-name="Standard"><text:s text:c="6"/>FileReader file = new FileReader(fileName); </text:p>
      <text:p text:style-name="Standard"><text:s text:c="6"/>BufferedReader buff = new BufferedReader(file); </text:p>
      <text:p text:style-name="Standard"><text:s text:c="6"/>String line = buff.readLine(); </text:p>
      <text:p text:style-name="Standard"><text:s text:c="6"/>while (line != null) { </text:p>
      <text:p text:style-name="Standard"><text:s text:c="8"/>StringTokenizer tok = new StringTokenizer(line, " "); </text:p>
      <text:p text:style-name="Standard"><text:s text:c="8"/>int from = Integer.valueOf(tok.nextToken()).intValue(); </text:p>
      <text:p text:style-name="Standard"><text:s text:c="8"/>int to <text:s text:c="2"/>= Integer.valueOf(tok.nextToken()).intValue(); </text:p>
      <text:p text:style-name="Standard"><text:s text:c="8"/>int cost = Integer.valueOf(tok.nextToken()).intValue(); </text:p>
      <text:p text:style-name="Standard"/>
      <text:p text:style-name="Standard"><text:s text:c="8"/>allEdges.add(new Edge(from, to, cost)); <text:s/>// Update priority queue </text:p>
      <text:p text:style-name="Standard"><text:s text:c="8"/>if (nodes[from] == null) { </text:p>
      <text:p text:style-name="Standard"><text:s text:c="10"/>// Create set of connect components [singleton] for this node </text:p>
      <text:p text:style-name="Standard"><text:s text:c="10"/>nodes[from] = new HashSet(2*MAX_NODES); </text:p>
      <text:p text:style-name="Standard"><text:s text:c="10"/>nodes[from].add(new Integer(from)); </text:p>
      <text:p text:style-name="Standard"><text:s text:c="8"/>} </text:p>
      <text:p text:style-name="Standard"/>
      <text:p text:style-name="Standard"><text:s text:c="8"/>if (nodes[to] == null) { </text:p>
      <text:p text:style-name="Standard"><text:s text:c="10"/>// Create set of connect components [singleton] for this node </text:p>
      <text:p text:style-name="Standard"><text:s text:c="10"/>nodes[to] = new HashSet(2*MAX_NODES); </text:p>
      <text:p text:style-name="Standard"><text:s text:c="10"/>nodes[to].add(new Integer(to)); </text:p>
      <text:p text:style-name="Standard"><text:s text:c="8"/>} </text:p>
      <text:p text:style-name="Standard"/>
      <text:p text:style-name="Standard"><text:s text:c="8"/>line = buff.readLine(); </text:p>
      <text:p text:style-name="Standard"><text:s text:c="6"/>} </text:p>
      <text:p text:style-name="Standard"><text:s text:c="6"/>buff.close(); </text:p>
      <text:p text:style-name="Standard"><text:s text:c="4"/>} catch (IOException e) { </text:p>
      <text:p text:style-name="Standard"><text:s text:c="6"/>// </text:p>
      <text:p text:style-name="Standard"><text:s text:c="4"/>} </text:p>
      <text:p text:style-name="Standard"><text:s text:c="2"/>} </text:p>
      <text:p text:style-name="Standard"/>
      <text:p text:style-name="Standard"><text:s text:c="2"/>private void performKruskal() { </text:p>
      <text:p text:style-name="Standard"><text:s text:c="4"/>int size = allEdges.size(); </text:p>
      <text:p text:style-name="Standard"><text:s text:c="4"/>for (int i=0; i&lt;size; i++) { </text:p>
      <text:p text:style-name="Standard"><text:s text:c="6"/>Edge curEdge = (Edge) allEdges.first(); </text:p>
      <text:p text:style-name="Standard"><text:s text:c="6"/>if (allEdges.remove(curEdge)) { </text:p>
      <text:p text:style-name="Standard"><text:s text:c="8"/>// successful removal from priority queue: allEdges </text:p>
      <text:p text:style-name="Standard"/>
      <text:p text:style-name="Standard"><text:s text:c="8"/>if (nodesAreInDifferentSets(curEdge.from, curEdge.to)) { </text:p>
      <text:p text:style-name="Standard"><text:s text:c="10"/>// System.out.println("Nodes are in different sets ..."); </text:p>
      <text:p text:style-name="Standard"><text:s text:c="10"/>HashSet src, dst; </text:p>
      <text:p text:style-name="Standard"><text:s text:c="10"/>int dstHashSetIndex; </text:p>
      <text:p text:style-name="Standard"/>
      <text:p text:style-name="Standard"><text:soft-page-break/><text:s text:c="10"/>if (nodes[curEdge.from].size() &gt; nodes[curEdge.to].size()) { </text:p>
      <text:p text:style-name="Standard"><text:s text:c="12"/>// have to transfer all nodes including curEdge.to </text:p>
      <text:p text:style-name="Standard"><text:s text:c="12"/>src = nodes[curEdge.to]; </text:p>
      <text:p text:style-name="Standard"><text:s text:c="12"/>dst = nodes[dstHashSetIndex = curEdge.from]; </text:p>
      <text:p text:style-name="Standard"><text:s text:c="10"/>} else { </text:p>
      <text:p text:style-name="Standard"><text:s text:c="12"/>// have to transfer all nodes including curEdge.from </text:p>
      <text:p text:style-name="Standard"><text:s text:c="12"/>src = nodes[curEdge.from]; </text:p>
      <text:p text:style-name="Standard"><text:s text:c="12"/>dst = nodes[dstHashSetIndex = curEdge.to]; </text:p>
      <text:p text:style-name="Standard"><text:s text:c="10"/>} </text:p>
      <text:p text:style-name="Standard"><text:s/></text:p>
      <text:p text:style-name="Standard"><text:s text:c="10"/>Object srcArray[] = src.toArray(); </text:p>
      <text:p text:style-name="Standard"><text:s text:c="10"/>int transferSize = srcArray.length; </text:p>
      <text:p text:style-name="Standard"><text:s text:c="10"/>for (int j=0; j&lt;transferSize; j++) { </text:p>
      <text:p text:style-name="Standard"><text:s text:c="12"/>// move each node from set: src into set: dst </text:p>
      <text:p text:style-name="Standard"><text:s text:c="12"/>// and update appropriate index in array: nodes </text:p>
      <text:p text:style-name="Standard"><text:s text:c="12"/>if (src.remove(srcArray[j])) { </text:p>
      <text:p text:style-name="Standard"><text:s text:c="14"/>dst.add(srcArray[j]); </text:p>
      <text:p text:style-name="Standard"><text:s text:c="14"/>nodes[((Integer) srcArray[j]).intValue()] = nodes[dstHashSetIndex]; </text:p>
      <text:p text:style-name="Standard"><text:s text:c="12"/>} else { </text:p>
      <text:p text:style-name="Standard"><text:s text:c="14"/>// This is a serious problem </text:p>
      <text:p text:style-name="Standard"><text:s text:c="14"/>System.out.println("Something wrong: set union"); </text:p>
      <text:p text:style-name="Standard"><text:s text:c="14"/>System.exit(1); </text:p>
      <text:p text:style-name="Standard"><text:s text:c="12"/>} </text:p>
      <text:p text:style-name="Standard"><text:s text:c="10"/>} </text:p>
      <text:p text:style-name="Standard"/>
      <text:p text:style-name="Standard"><text:s text:c="10"/>allNewEdges.add(curEdge); </text:p>
      <text:p text:style-name="Standard"><text:s text:c="10"/>// add new edge to MST edge vector </text:p>
      <text:p text:style-name="Standard"><text:s text:c="8"/>} else { </text:p>
      <text:p text:style-name="Standard"><text:s text:c="10"/>// System.out.println("Nodes are in the same set ... nothing to do here"); </text:p>
      <text:p text:style-name="Standard"><text:s text:c="8"/>} </text:p>
      <text:p text:style-name="Standard"/>
      <text:p text:style-name="Standard"><text:s text:c="6"/>} else { </text:p>
      <text:p text:style-name="Standard"><text:s text:c="8"/>// This is a serious problem </text:p>
      <text:p text:style-name="Standard"><text:s text:c="8"/>System.out.println("TreeSet should have contained this element!!"); </text:p>
      <text:p text:style-name="Standard"><text:s text:c="8"/>System.exit(1); </text:p>
      <text:p text:style-name="Standard"><text:s text:c="6"/>} </text:p>
      <text:p text:style-name="Standard"><text:s text:c="4"/>} </text:p>
      <text:p text:style-name="Standard"><text:s text:c="2"/>} </text:p>
      <text:p text:style-name="Standard"/>
      <text:p text:style-name="Standard"><text:s text:c="2"/>private boolean nodesAreInDifferentSets(int a, int b) { </text:p>
      <text:p text:style-name="Standard"><text:s text:c="4"/>// returns true if graph nodes (a,b) are in different </text:p>
      <text:p text:style-name="Standard"><text:s text:c="4"/>// connected components, ie the set for 'a' is different </text:p>
      <text:p text:style-name="Standard"><text:s text:c="4"/>// from that for 'b' </text:p>
      <text:p text:style-name="Standard"><text:s text:c="4"/>return(!nodes[a].equals(nodes[b])); </text:p>
      <text:p text:style-name="Standard"><text:s text:c="2"/>} </text:p>
      <text:p text:style-name="Standard"/>
      <text:p text:style-name="Standard"><text:s text:c="2"/>private void printFinalEdges() { </text:p>
      <text:p text:style-name="Standard"><text:s text:c="4"/>System.out.println("The minimal spanning tree generated by "+ </text:p>
      <text:p text:style-name="Standard"><text:s text:c="6"/>"\nKruskal's algorithm is: "); </text:p>
      <text:p text:style-name="Standard"><text:soft-page-break/><text:s text:c="4"/>while (!allNewEdges.isEmpty()) { </text:p>
      <text:p text:style-name="Standard"><text:s text:c="6"/>// for each edge in Vector of MST edges </text:p>
      <text:p text:style-name="Standard"><text:s text:c="6"/>Edge e = (Edge) allNewEdges.firstElement(); </text:p>
      <text:p text:style-name="Standard"><text:s text:c="6"/>System.out.println("Nodes: (" + e.from + ", " + e.to + </text:p>
      <text:p text:style-name="Standard"><text:s text:c="8"/>") with cost: " + e.cost); </text:p>
      <text:p text:style-name="Standard"><text:s text:c="6"/>allNewEdges.remove(e); </text:p>
      <text:p text:style-name="Standard"><text:s text:c="4"/>} </text:p>
      <text:p text:style-name="Standard"><text:s text:c="2"/>} </text:p>
      <text:p text:style-name="Standard"/>
      <text:p text:style-name="Standard"><text:s text:c="2"/>class Edge implements Comparator { </text:p>
      <text:p text:style-name="Standard"><text:s text:c="4"/>// Inner class for representing edge+end-points </text:p>
      <text:p text:style-name="Standard"><text:s text:c="4"/>public int from, to, cost; </text:p>
      <text:p text:style-name="Standard"><text:s text:c="4"/>public Edge() { </text:p>
      <text:p text:style-name="Standard"><text:s text:c="6"/>// Default constructor for TreeSet creation </text:p>
      <text:p text:style-name="Standard"><text:s text:c="4"/>} </text:p>
      <text:p text:style-name="Standard"><text:s text:c="4"/>public Edge(int f, int t, int c) { </text:p>
      <text:p text:style-name="Standard"><text:s text:c="6"/>// Inner class constructor </text:p>
      <text:p text:style-name="Standard"><text:s text:c="6"/>from = f; to = t; cost = c; </text:p>
      <text:p text:style-name="Standard"><text:s text:c="4"/>} </text:p>
      <text:p text:style-name="Standard"><text:s text:c="4"/>public int compare(Object o1, Object o2) { </text:p>
      <text:p text:style-name="Standard"><text:s text:c="6"/>// Used for comparisions during add/remove operations </text:p>
      <text:p text:style-name="Standard"><text:s text:c="6"/>int cost1 = ((Edge) o1).cost; </text:p>
      <text:p text:style-name="Standard"><text:s text:c="6"/>int cost2 = ((Edge) o2).cost; </text:p>
      <text:p text:style-name="Standard"><text:s text:c="6"/>int from1 = ((Edge) o1).from; </text:p>
      <text:p text:style-name="Standard"><text:s text:c="6"/>int from2 = ((Edge) o2).from; </text:p>
      <text:p text:style-name="Standard"><text:s text:c="6"/>int to1 <text:s text:c="2"/>= ((Edge) o1).to; </text:p>
      <text:p text:style-name="Standard"><text:s text:c="6"/>int to2 <text:s text:c="2"/>= ((Edge) o2).to; </text:p>
      <text:p text:style-name="Standard"/>
      <text:p text:style-name="Standard"><text:s text:c="6"/>if (cost1&lt;cost2) </text:p>
      <text:p text:style-name="Standard"><text:s text:c="8"/>return(-1); </text:p>
      <text:p text:style-name="Standard"><text:s text:c="6"/>else if (cost1==cost2 &amp;&amp; from1==from2 &amp;&amp; to1==to2) </text:p>
      <text:p text:style-name="Standard"><text:s text:c="8"/>return(0); </text:p>
      <text:p text:style-name="Standard"><text:s text:c="6"/>else if (cost1==cost2) </text:p>
      <text:p text:style-name="Standard"><text:s text:c="8"/>return(-1); </text:p>
      <text:p text:style-name="Standard"><text:s text:c="6"/>else if (cost1&gt;cost2) </text:p>
      <text:p text:style-name="Standard"><text:s text:c="8"/>return(1); </text:p>
      <text:p text:style-name="Standard"><text:s text:c="6"/>else </text:p>
      <text:p text:style-name="Standard"><text:s text:c="8"/>return(0); </text:p>
      <text:p text:style-name="Standard"><text:s text:c="4"/>} </text:p>
      <text:p text:style-name="Standard"><text:s text:c="4"/>public boolean equals(Object obj) { </text:p>
      <text:p text:style-name="Standard"><text:s text:c="6"/>// Used for comparisions during add/remove operations </text:p>
      <text:p text:style-name="Standard"><text:s text:c="6"/>Edge e = (Edge) obj; </text:p>
      <text:p text:style-name="Standard"><text:s text:c="6"/>return (cost==e.cost &amp;&amp; from==e.from &amp;&amp; to==e.to); </text:p>
      <text:p text:style-name="Standard"><text:s text:c="4"/>} </text:p>
      <text:p text:style-name="Standard"><text:s text:c="2"/>} </text:p>
      <text:p text:style-name="Standard"/>
      <text:p text:style-name="Standard">} </text:p>
      <text:p text:style-name="P24">LAB 7.</text:p>
      <text:p text:style-name="P25"/>
      <text:list xml:id="list1047638031" text:style-name="L9">
        <text:list-item>
          <text:p text:style-name="P9"><text:span text:style-name="T2">AIM. To implement Binomial theorem.</text:span></text:p>
        </text:list-item>
      </text:list>
      <text:p text:style-name="P13"/>
      <text:p text:style-name="Standard">class Binomial </text:p>
      <text:p text:style-name="Standard">{ </text:p>
      <text:p text:style-name="Standard"><text:tab/>public static void main(String args[]) </text:p>
      <text:p text:style-name="Standard"><text:tab/>{ </text:p>
      <text:p text:style-name="Standard">//<text:tab/><text:tab/>int ans=1; </text:p>
      <text:p text:style-name="Standard"><text:tab/><text:tab/>int f[][] = new int[Integer.parseInt(args[0])+2][Integer.parseInt(args[1])+2];//{1,0,0,0,0,0,0,0,0,0,1}; </text:p>
      <text:p text:style-name="Standard"><text:tab/><text:tab/>if(Integer.parseInt(args[0]) &lt; Integer.parseInt(args[1]) ) </text:p>
      <text:p text:style-name="Standard"><text:tab/><text:tab/>{ </text:p>
      <text:p text:style-name="Standard"><text:tab/><text:tab/><text:tab/>System.out.println("0"); </text:p>
      <text:p text:style-name="Standard"><text:tab/><text:tab/><text:tab/>//exit(1); </text:p>
      <text:p text:style-name="Standard"><text:tab/><text:tab/>} </text:p>
      <text:p text:style-name="Standard"><text:tab/><text:tab/>for(int n=0;n&lt;=Integer.parseInt(args[0])+1;n++) </text:p>
      <text:p text:style-name="Standard"><text:tab/><text:tab/>{ </text:p>
      <text:p text:style-name="Standard"><text:tab/><text:tab/><text:tab/>for(int k=0;k&lt;=Integer.parseInt(args[1])+1;k++) </text:p>
      <text:p text:style-name="Standard"><text:tab/><text:tab/><text:tab/>{ </text:p>
      <text:p text:style-name="Standard"><text:tab/><text:tab/><text:tab/><text:tab/>if(n==k) </text:p>
      <text:p text:style-name="Standard"><text:tab/><text:tab/><text:tab/><text:tab/><text:tab/>f[n][k] = 1; </text:p>
      <text:p text:style-name="Standard"><text:tab/><text:tab/><text:tab/>} </text:p>
      <text:p text:style-name="Standard"><text:tab/><text:tab/>} </text:p>
      <text:p text:style-name="Standard"><text:tab/><text:tab/>for(int n=0;n&lt;=Integer.parseInt(args[0])+1;n++) </text:p>
      <text:p text:style-name="Standard"><text:tab/><text:tab/>{ </text:p>
      <text:p text:style-name="Standard"><text:tab/><text:tab/><text:tab/>for(int k=0;k&lt;=Integer.parseInt(args[1])+1;k++) </text:p>
      <text:p text:style-name="Standard"><text:tab/><text:tab/><text:tab/>{ </text:p>
      <text:p text:style-name="Standard"><text:tab/><text:tab/><text:tab/><text:tab/>if(n&gt;k) </text:p>
      <text:p text:style-name="Standard"><text:tab/><text:tab/><text:tab/><text:tab/><text:tab/>f[n][k] = 0; </text:p>
      <text:p text:style-name="Standard"><text:tab/><text:tab/><text:tab/>} </text:p>
      <text:p text:style-name="Standard"><text:tab/><text:tab/>} </text:p>
      <text:p text:style-name="Standard"><text:tab/><text:tab/> </text:p>
      <text:p text:style-name="Standard"><text:tab/><text:tab/>for(int n=1;n&lt;=Integer.parseInt(args[0])+1;n++) </text:p>
      <text:p text:style-name="Standard"><text:tab/><text:tab/>{ </text:p>
      <text:p text:style-name="Standard"><text:tab/><text:tab/><text:tab/>for(int k=1;k&lt;=Integer.parseInt(args[1])+1;k++) </text:p>
      <text:p text:style-name="Standard"><text:tab/><text:tab/><text:tab/>{ </text:p>
      <text:p text:style-name="Standard"><text:tab/><text:tab/><text:tab/><text:tab/>f[n][k] = f[n-1][k-1] + f[n-1][k]; </text:p>
      <text:p text:style-name="Standard"><text:tab/><text:tab/><text:tab/><text:tab/>//System.out.print(f[n][k]); </text:p>
      <text:p text:style-name="Standard"><text:tab/><text:tab/><text:tab/>} </text:p>
      <text:p text:style-name="Standard"><text:tab/><text:tab/><text:tab/>//System.out.println(); </text:p>
      <text:p text:style-name="Standard"><text:tab/><text:tab/>} </text:p>
      <text:p text:style-name="Standard"><text:tab/><text:tab/>System.out.println( f[Integer.parseInt(args[0])+1][Integer.parseInt(args[1])+1] ); </text:p>
      <text:p text:style-name="Standard"/>
      <text:p text:style-name="Standard"><text:tab/>} </text:p>
      <text:p text:style-name="Standard">} </text:p>
      <text:p text:style-name="Horizontal_20_Line"/>
      <text:p text:style-name="Standard"><text:soft-page-break/></text:p>
      <text:list xml:id="list1503249407" text:continue-numbering="true" text:style-name="L9">
        <text:list-item>
          <text:p text:style-name="P20">AIM. Fibonacci series</text:p>
          <text:p text:style-name="P20"><text:s/></text:p>
        </text:list-item>
      </text:list>
      <text:p text:style-name="Standard">class Fibonacii </text:p>
      <text:p text:style-name="Standard">{ </text:p>
      <text:p text:style-name="Standard"><text:tab/>public static void main(String args[]) </text:p>
      <text:p text:style-name="Standard"><text:tab/>{ </text:p>
      <text:p text:style-name="Standard"><text:tab/><text:tab/>//int i = Integer.parseInt(args[0]); </text:p>
      <text:p text:style-name="Standard"><text:tab/><text:tab/>int ans=1; </text:p>
      <text:p text:style-name="Standard"><text:tab/><text:tab/>int f[] = {0,1,0,0,0,0,0,0,0,0,0}; </text:p>
      <text:p text:style-name="Standard"><text:tab/><text:tab/>for(int i=2;i&lt;=Integer.parseInt(args[0])+1;i++) </text:p>
      <text:p text:style-name="Standard"><text:tab/><text:tab/>{ </text:p>
      <text:p text:style-name="Standard"><text:tab/><text:tab/><text:tab/>f[i] = f[i-1] + f[i-2]; </text:p>
      <text:p text:style-name="Standard"><text:tab/><text:tab/>} </text:p>
      <text:p text:style-name="Standard"><text:tab/><text:tab/>System.out.println( f[Integer.parseInt(args[0])+1] ); </text:p>
      <text:p text:style-name="Standard"><text:tab/>} </text:p>
      <text:p text:style-name="Standard">} </text:p>
      <text:list xml:id="list372532659" text:continue-numbering="true" text:style-name="L9">
        <text:list-item>
          <text:p text:style-name="P20">AIM. To write a program for finding Longest Common Sub-sequence.</text:p>
          <text:p text:style-name="P9"/>
        </text:list-item>
      </text:list>
      <text:p text:style-name="Standard">class LCS </text:p>
      <text:p text:style-name="Standard">{ </text:p>
      <text:p text:style-name="Standard"><text:tab/>public static void main(String args[]) </text:p>
      <text:p text:style-name="Standard"><text:tab/>{ </text:p>
      <text:p text:style-name="Standard"><text:tab/><text:tab/>char x[] = {'x','A','B','C','B','D','A','B'}; </text:p>
      <text:p text:style-name="Standard"><text:tab/><text:tab/>char y[] = {'x','B','D','C','A','B','A'}; </text:p>
      <text:p text:style-name="Standard"><text:tab/><text:tab/>int m=x.length; </text:p>
      <text:p text:style-name="Standard"><text:tab/><text:tab/>int n=y.length; </text:p>
      <text:p text:style-name="Standard"><text:tab/><text:tab/>int c[][] = new int[m][n]; </text:p>
      <text:p text:style-name="Standard"><text:tab/><text:tab/>for(int i=0; i&lt;n; i++) </text:p>
      <text:p text:style-name="Standard"><text:tab/><text:tab/>{ </text:p>
      <text:p text:style-name="Standard"><text:tab/><text:tab/><text:tab/>c[0][i] = 0; </text:p>
      <text:p text:style-name="Standard"><text:tab/><text:tab/>} </text:p>
      <text:p text:style-name="Standard"><text:tab/><text:tab/>for(int j=0; j&lt;m; j++) </text:p>
      <text:p text:style-name="Standard"><text:tab/><text:tab/>{ </text:p>
      <text:p text:style-name="Standard"><text:tab/><text:tab/><text:tab/>c[j][0] = 0; </text:p>
      <text:p text:style-name="Standard"><text:tab/><text:tab/>} </text:p>
      <text:p text:style-name="Standard"><text:tab/><text:tab/>for(int i=1;i&lt;m;i++) </text:p>
      <text:p text:style-name="Standard"><text:tab/><text:tab/>{ </text:p>
      <text:p text:style-name="Standard"><text:tab/><text:tab/><text:tab/>for(int j=1;j&lt;n;j++) </text:p>
      <text:p text:style-name="Standard"><text:tab/><text:tab/><text:tab/>{ </text:p>
      <text:p text:style-name="Standard"><text:tab/><text:tab/><text:tab/><text:tab/>if(x[i] == y[j]) </text:p>
      <text:p text:style-name="Standard"><text:tab/><text:tab/><text:tab/><text:tab/>{ </text:p>
      <text:p text:style-name="Standard"><text:tab/><text:tab/><text:tab/><text:tab/><text:tab/>c[i][j] = c[i-1][j-1] + 1; </text:p>
      <text:p text:style-name="Standard"><text:tab/><text:tab/><text:tab/><text:tab/>} </text:p>
      <text:p text:style-name="Standard"><text:tab/><text:tab/><text:tab/><text:tab/>else </text:p>
      <text:p text:style-name="Standard"><text:tab/><text:tab/><text:tab/><text:tab/>{ </text:p>
      <text:p text:style-name="Standard"><text:tab/><text:tab/><text:tab/><text:tab/><text:tab/>if(c[i-1][j] &gt;= c[i][j-1]) </text:p>
      <text:p text:style-name="Standard"><text:tab/><text:tab/><text:tab/><text:tab/><text:tab/><text:tab/>c[i][j] = c[i-1][j];<text:tab/> </text:p>
      <text:p text:style-name="Standard"><text:soft-page-break/><text:tab/><text:tab/><text:tab/><text:tab/><text:tab/>else </text:p>
      <text:p text:style-name="Standard"><text:tab/><text:tab/><text:tab/><text:tab/><text:tab/><text:tab/>c[i][j] = c[i][j-1]; </text:p>
      <text:p text:style-name="Standard"><text:tab/><text:tab/><text:tab/><text:tab/>} </text:p>
      <text:p text:style-name="Standard"><text:tab/><text:tab/><text:tab/>} </text:p>
      <text:p text:style-name="Standard"><text:tab/><text:tab/>} </text:p>
      <text:p text:style-name="Standard"><text:tab/><text:tab/>for(int i=0;i&lt;m;i++) </text:p>
      <text:p text:style-name="Standard"><text:tab/><text:tab/>{ </text:p>
      <text:p text:style-name="Standard"><text:tab/><text:tab/><text:tab/>for(int j=0;j&lt;n;j++) </text:p>
      <text:p text:style-name="Standard"><text:tab/><text:tab/><text:tab/>{ </text:p>
      <text:p text:style-name="Standard"><text:tab/><text:tab/><text:tab/><text:tab/>System.out.print(c[i][j]); </text:p>
      <text:p text:style-name="Standard"><text:tab/><text:tab/><text:tab/>} </text:p>
      <text:p text:style-name="Standard"><text:tab/><text:tab/><text:tab/>System.out.println(); </text:p>
      <text:p text:style-name="Standard"><text:tab/><text:tab/>} </text:p>
      <text:p text:style-name="Standard"><text:tab/><text:tab/>System.out.println(c[m-1][n-1]); </text:p>
      <text:p text:style-name="Standard"><text:tab/>} </text:p>
      <text:p text:style-name="Standard">} </text:p>
      <text:p text:style-name="P23">LAB 8.</text:p>
      <text:p text:style-name="P13"/>
      <text:p text:style-name="Horizontal_20_Line"/>
      <text:list xml:id="list1043837002" text:style-name="L10">
        <text:list-item>
          <text:p text:style-name="P10"><text:span text:style-name="T2">AIM. To find All pair shortest path</text:span></text:p>
        </text:list-item>
      </text:list>
      <text:p text:style-name="P13"/>
      <text:p text:style-name="Standard">class AllPairShortestPath </text:p>
      <text:p text:style-name="Standard">{ </text:p>
      <text:p text:style-name="Standard"><text:tab/>static int D0[][] = { {0,5,999,999}, </text:p>
      <text:p text:style-name="Standard"><text:tab/><text:tab/><text:tab/> <text:s text:c="3"/>{50,0,15,5}, </text:p>
      <text:p text:style-name="Standard"><text:tab/><text:tab/> <text:s text:c="2"/><text:tab/> <text:s text:c="3"/>{30,999,0,15}, </text:p>
      <text:p text:style-name="Standard"><text:tab/><text:tab/> <text:s text:c="2"/><text:tab/> <text:s text:c="3"/>{15,999,5,0} }; </text:p>
      <text:p text:style-name="Standard"><text:tab/>static int p[][] = new int[4][4]; </text:p>
      <text:p text:style-name="Standard"><text:tab/>public static void main(String args[]) </text:p>
      <text:p text:style-name="Standard"><text:tab/>{ </text:p>
      <text:p text:style-name="Standard"><text:tab/><text:tab/>for(int i=0;i&lt;4;i++) </text:p>
      <text:p text:style-name="Standard"><text:tab/><text:tab/>{ </text:p>
      <text:p text:style-name="Standard"><text:tab/><text:tab/><text:tab/>for(int j=0;j&lt;4;j++) </text:p>
      <text:p text:style-name="Standard"><text:tab/><text:tab/><text:tab/>{ </text:p>
      <text:p text:style-name="Standard"><text:tab/><text:tab/><text:tab/><text:tab/>p[i][j] = 0; </text:p>
      <text:p text:style-name="Standard"><text:tab/><text:tab/><text:tab/>} </text:p>
      <text:p text:style-name="Standard"><text:tab/><text:tab/>} </text:p>
      <text:p text:style-name="Standard"><text:tab/><text:tab/>for(int k=0;k&lt;4;k++) </text:p>
      <text:p text:style-name="Standard"><text:tab/><text:tab/>{ </text:p>
      <text:p text:style-name="Standard"><text:tab/><text:tab/><text:tab/>for(int i=0;i&lt;4;i++) </text:p>
      <text:p text:style-name="Standard"><text:tab/><text:tab/><text:tab/>{ </text:p>
      <text:p text:style-name="Standard"><text:tab/><text:tab/><text:tab/><text:tab/>for(int j=0;j&lt;4;j++) </text:p>
      <text:p text:style-name="Standard"><text:tab/><text:tab/><text:tab/><text:tab/>{ </text:p>
      <text:p text:style-name="Standard"><text:tab/><text:tab/><text:tab/><text:tab/><text:tab/>if(D0[i][j] &gt; (D0[i][k] + D0[k][j]) ) </text:p>
      <text:p text:style-name="Standard"><text:tab/><text:tab/><text:tab/><text:tab/><text:tab/>{ </text:p>
      <text:p text:style-name="Standard"><text:tab/><text:tab/><text:tab/><text:tab/><text:tab/><text:tab/>D0[i][j] = D0[i][k] + D0[k][j]; </text:p>
      <text:p text:style-name="Standard"><text:tab/><text:tab/><text:tab/><text:tab/><text:tab/><text:tab/>p[i][j] = k+1; </text:p>
      <text:p text:style-name="Standard"><text:tab/><text:tab/><text:tab/><text:tab/><text:tab/>} </text:p>
      <text:p text:style-name="Standard"><text:tab/><text:tab/><text:tab/><text:tab/>} </text:p>
      <text:p text:style-name="Standard"><text:tab/><text:tab/><text:tab/>} </text:p>
      <text:p text:style-name="Standard"><text:tab/><text:tab/>} </text:p>
      <text:p text:style-name="Standard"><text:tab/><text:tab/>for(int i=0;i&lt;4;i++) </text:p>
      <text:p text:style-name="Standard"><text:tab/><text:tab/>{ </text:p>
      <text:p text:style-name="Standard"><text:tab/><text:tab/><text:tab/>for(int j=0;j&lt;4;j++) </text:p>
      <text:p text:style-name="Standard"><text:tab/><text:tab/><text:tab/>{ </text:p>
      <text:p text:style-name="Standard"><text:tab/><text:tab/><text:tab/><text:tab/>System.out.print(" "+D0[i][j]); </text:p>
      <text:p text:style-name="Standard"><text:tab/><text:tab/><text:tab/>} </text:p>
      <text:p text:style-name="Standard"><text:tab/><text:tab/><text:tab/>System.out.println(); </text:p>
      <text:p text:style-name="Standard"><text:tab/><text:tab/>} </text:p>
      <text:p text:style-name="Standard"><text:tab/><text:tab/>System.out.println(); </text:p>
      <text:p text:style-name="Standard"><text:tab/><text:tab/>for(int i=0;i&lt;4;i++) </text:p>
      <text:p text:style-name="Standard"><text:tab/><text:tab/>{ </text:p>
      <text:p text:style-name="Standard"><text:tab/><text:tab/><text:tab/>for(int j=0;j&lt;4;j++) </text:p>
      <text:p text:style-name="Standard"><text:soft-page-break/><text:tab/><text:tab/><text:tab/>{ </text:p>
      <text:p text:style-name="Standard"><text:tab/><text:tab/><text:tab/><text:tab/>System.out.print(" "+p[i][j]); </text:p>
      <text:p text:style-name="Standard"><text:tab/><text:tab/><text:tab/>} </text:p>
      <text:p text:style-name="Standard"><text:tab/><text:tab/><text:tab/>System.out.println(); </text:p>
      <text:p text:style-name="Standard"><text:tab/><text:tab/>} </text:p>
      <text:p text:style-name="Standard"><text:tab/>} </text:p>
      <text:p text:style-name="Standard">} </text:p>
      <text:p text:style-name="Standard"/>
      <text:p text:style-name="Horizontal_20_Line"/>
      <text:list xml:id="list2000283524" text:continue-numbering="true" text:style-name="L10">
        <text:list-item>
          <text:p text:style-name="P21">AIM. Matrix Chain Multiplication</text:p>
          <text:p text:style-name="P21"/>
        </text:list-item>
      </text:list>
      <text:p text:style-name="Standard">class MCM </text:p>
      <text:p text:style-name="Standard">{ </text:p>
      <text:p text:style-name="Standard"><text:tab/>static int P[] = {30,35,15,5,10,20}; </text:p>
      <text:p text:style-name="Standard"><text:tab/>static int s[][] = new int[P.length][P.length]; </text:p>
      <text:p text:style-name="Standard"><text:tab/>public static void main(String args[]) </text:p>
      <text:p text:style-name="Standard"><text:tab/>{ </text:p>
      <text:p text:style-name="Standard"><text:tab/><text:tab/>int n = P.length-1;//6-1=5 </text:p>
      <text:p text:style-name="Standard"><text:tab/><text:tab/>int j = 0; </text:p>
      <text:p text:style-name="Standard"><text:tab/><text:tab/>int m[][] = new int[P.length][P.length]; </text:p>
      <text:p text:style-name="Standard"><text:tab/><text:tab/>int i=0,k=0,l=0,t=0,ans=0; </text:p>
      <text:p text:style-name="Standard"><text:tab/><text:tab/>for(i=0;i&lt;n;i++) </text:p>
      <text:p text:style-name="Standard"><text:tab/><text:tab/>{ </text:p>
      <text:p text:style-name="Standard"><text:tab/><text:tab/><text:tab/>m[i][i] = 0; </text:p>
      <text:p text:style-name="Standard"><text:tab/><text:tab/>} </text:p>
      <text:p text:style-name="Standard"/>
      <text:p text:style-name="Standard"><text:tab/><text:tab/>for(l=1;l&lt;=n-1;l++) </text:p>
      <text:p text:style-name="Standard"><text:tab/><text:tab/>{ </text:p>
      <text:p text:style-name="Standard"><text:tab/><text:tab/><text:tab/>//System.out.println("l="+l+" <text:s/>"); </text:p>
      <text:p text:style-name="Standard"><text:tab/><text:tab/><text:tab/>for(i=0;i&lt;=(n-(l+2)+1);i++) </text:p>
      <text:p text:style-name="Standard"><text:tab/><text:tab/><text:tab/>{ </text:p>
      <text:p text:style-name="Standard"><text:tab/><text:tab/><text:tab/><text:tab/>//System.out.print("i="+i+" <text:s text:c="2"/>"); </text:p>
      <text:p text:style-name="Standard"><text:tab/><text:tab/><text:tab/><text:tab/>j=(l+1)+i-1; m[i][j] = 999999; </text:p>
      <text:p text:style-name="Standard"><text:tab/><text:tab/><text:tab/><text:tab/>//System.out.print("j="+j+" <text:s text:c="2"/>"); </text:p>
      <text:p text:style-name="Standard"><text:tab/><text:tab/><text:tab/><text:tab/>for(k=i;k&lt;=j-1;k++) </text:p>
      <text:p text:style-name="Standard"><text:tab/><text:tab/><text:tab/><text:tab/>{ </text:p>
      <text:p text:style-name="Standard"><text:tab/><text:tab/><text:tab/><text:tab/><text:tab/>t = m[i][k] + m[k+1][j] + (P[i]*P[k+1]*P[j+1]); </text:p>
      <text:p text:style-name="Standard"><text:tab/><text:tab/><text:tab/><text:tab/><text:tab/>//System.out.print((P[i]*P[k+1]*P[j+1])); </text:p>
      <text:p text:style-name="Standard"><text:tab/><text:tab/><text:tab/><text:tab/> </text:p>
      <text:p text:style-name="Standard"><text:tab/><text:tab/><text:tab/><text:tab/><text:tab/>//System.out.print("m["+i+"]"+"["+k+"]="+m[i][k]+"+"); </text:p>
      <text:p text:style-name="Standard"><text:tab/><text:tab/><text:tab/><text:tab/><text:tab/>//System.out.print("m["+(k+1)+"]"+"["+j+"]="+m[k+1][j]); </text:p>
      <text:p text:style-name="Standard"><text:tab/><text:tab/><text:tab/><text:tab/><text:tab/>//System.out.print("\t"+"m["+i+"]"+"["+j+"]="+t+"\t"); </text:p>
      <text:p text:style-name="Standard"><text:tab/><text:tab/><text:tab/><text:tab/><text:tab/>//System.out.print("k="+k+" <text:s text:c="2"/>"); </text:p>
      <text:p text:style-name="Standard"><text:tab/><text:tab/><text:tab/><text:tab/><text:tab/>ans = t; </text:p>
      <text:p text:style-name="Standard"><text:tab/><text:tab/><text:tab/><text:tab/><text:tab/>if(t &lt; m[i][j]) </text:p>
      <text:p text:style-name="Standard"><text:tab/><text:tab/><text:tab/><text:tab/><text:tab/>{ </text:p>
      <text:p text:style-name="Standard"><text:tab/><text:tab/><text:tab/><text:tab/><text:tab/><text:tab/>m[i][j] = t; </text:p>
      <text:p text:style-name="Standard"><text:tab/><text:tab/><text:tab/><text:tab/><text:tab/><text:tab/>s[i][j] = k; </text:p>
      <text:p text:style-name="Standard"><text:soft-page-break/><text:tab/><text:tab/><text:tab/><text:tab/><text:tab/>} </text:p>
      <text:p text:style-name="Standard"><text:tab/><text:tab/><text:tab/><text:tab/>} </text:p>
      <text:p text:style-name="Standard"><text:tab/><text:tab/><text:tab/><text:tab/>//System.out.println(); </text:p>
      <text:p text:style-name="Standard"><text:tab/><text:tab/><text:tab/>} </text:p>
      <text:p text:style-name="Standard"><text:tab/><text:tab/><text:tab/>//System.out.println(); </text:p>
      <text:p text:style-name="Standard"><text:tab/><text:tab/>} </text:p>
      <text:p text:style-name="Standard"><text:tab/><text:tab/>System.out.println(" "+m[0][4]); </text:p>
      <text:p text:style-name="Standard"><text:tab/><text:tab/>for(i=1;i&lt;P.length;i++) </text:p>
      <text:p text:style-name="Standard"><text:tab/><text:tab/>{ </text:p>
      <text:p text:style-name="Standard"><text:tab/><text:tab/><text:tab/>for(j=1;j&lt;P.length;j++) </text:p>
      <text:p text:style-name="Standard"><text:tab/><text:tab/><text:tab/>{ </text:p>
      <text:p text:style-name="Standard"><text:tab/><text:tab/><text:tab/><text:tab/>if(i&lt;=j) </text:p>
      <text:p text:style-name="Standard"><text:tab/><text:tab/><text:tab/><text:tab/>System.out.print(" "+s[i][j]); </text:p>
      <text:p text:style-name="Standard"><text:tab/><text:tab/><text:tab/>} </text:p>
      <text:p text:style-name="Standard"><text:tab/><text:tab/><text:tab/>System.out.println(); </text:p>
      <text:p text:style-name="Standard"><text:tab/><text:tab/>} </text:p>
      <text:p text:style-name="Standard"><text:tab/>} </text:p>
      <text:p text:style-name="Standard">} </text:p>
      <text:p text:style-name="P24">LAB 9.</text:p>
      <text:p text:style-name="P25"/>
      <text:list xml:id="list1504615833" text:style-name="L11">
        <text:list-item>
          <text:p text:style-name="P11"><text:span text:style-name="T2">AIM. Memory Function Knapsack (0/1)</text:span></text:p>
          <text:p text:style-name="P22"/>
        </text:list-item>
      </text:list>
      <text:p text:style-name="Standard">class MemFuncKnapsack </text:p>
      <text:p text:style-name="Standard">{ </text:p>
      <text:p text:style-name="Standard"><text:tab/>public static int weight = 0; </text:p>
      <text:p text:style-name="Standard"><text:tab/>public static int wArr[] = {0,2,1,3,2}; </text:p>
      <text:p text:style-name="Standard"><text:tab/>public static int resultArr[] = {0,0,0,0,0}; </text:p>
      <text:p text:style-name="Standard"><text:tab/>public static int proArr[] = {0,12,10,20,15}; </text:p>
      <text:p text:style-name="Standard"><text:tab/>public static int vArr[][] = new int[5][6];//{-1,-1,-1,-1,-1}; </text:p>
      <text:p text:style-name="Standard"><text:tab/>public static int totalWeight = 5; </text:p>
      <text:p text:style-name="Standard"><text:tab/>public static int totalProfit = 0; </text:p>
      <text:p text:style-name="Standard"><text:tab/><text:tab/> </text:p>
      <text:p text:style-name="Standard"><text:tab/>public static void main(String args[]) </text:p>
      <text:p text:style-name="Standard"><text:tab/>{ </text:p>
      <text:p text:style-name="Standard"><text:tab/><text:tab/>for(int k=0;k&lt;5;k++) </text:p>
      <text:p text:style-name="Standard"><text:tab/><text:tab/>{ </text:p>
      <text:p text:style-name="Standard"><text:tab/><text:tab/><text:tab/>for(int l=0;l&lt;6;l++) </text:p>
      <text:p text:style-name="Standard"><text:tab/><text:tab/><text:tab/>{ </text:p>
      <text:p text:style-name="Standard"><text:tab/><text:tab/><text:tab/><text:tab/>vArr[k][l] = -1; </text:p>
      <text:p text:style-name="Standard"><text:tab/><text:tab/><text:tab/>} </text:p>
      <text:p text:style-name="Standard"><text:tab/><text:tab/>} </text:p>
      <text:p text:style-name="Standard"><text:tab/><text:tab/>vArr[0][0] = 0; </text:p>
      <text:p text:style-name="Standard"><text:tab/><text:tab/>vArr[1][0] = 0; </text:p>
      <text:p text:style-name="Standard"><text:tab/><text:tab/>vArr[2][0] = 0; </text:p>
      <text:p text:style-name="Standard"><text:tab/><text:tab/>vArr[3][0] = 0; </text:p>
      <text:p text:style-name="Standard"><text:tab/><text:tab/>vArr[4][0] = 0; </text:p>
      <text:p text:style-name="Standard"><text:tab/><text:tab/>vArr[0][1] = 0; </text:p>
      <text:p text:style-name="Standard"><text:tab/><text:tab/>vArr[0][2] = 0; </text:p>
      <text:p text:style-name="Standard"><text:tab/><text:tab/>vArr[0][3] = 0; </text:p>
      <text:p text:style-name="Standard"><text:tab/><text:tab/>vArr[0][4] = 0; </text:p>
      <text:p text:style-name="Standard"><text:tab/><text:tab/>vArr[0][5] = 0; </text:p>
      <text:p text:style-name="Standard"><text:tab/><text:tab/> </text:p>
      <text:p text:style-name="Standard"><text:tab/><text:tab/> </text:p>
      <text:p text:style-name="Standard"><text:tab/><text:tab/>System.out.println(MF_Knapsack(4,5)); </text:p>
      <text:p text:style-name="Standard"><text:tab/><text:tab/>for(int k=0;k&lt;5;k++) </text:p>
      <text:p text:style-name="Standard"><text:tab/><text:tab/>{ </text:p>
      <text:p text:style-name="Standard"><text:tab/><text:tab/><text:tab/>for(int l=0;l&lt;6;l++) </text:p>
      <text:p text:style-name="Standard"><text:tab/><text:tab/><text:tab/>{ </text:p>
      <text:p text:style-name="Standard"><text:tab/><text:tab/><text:tab/><text:tab/>System.out.print("\t"+vArr[k][l]+" "); </text:p>
      <text:p text:style-name="Standard"><text:tab/><text:tab/><text:tab/>} </text:p>
      <text:p text:style-name="Standard"><text:tab/><text:tab/><text:tab/>System.out.println(); </text:p>
      <text:p text:style-name="Standard"><text:tab/><text:tab/>} </text:p>
      <text:p text:style-name="Standard"><text:tab/>} </text:p>
      <text:p text:style-name="Standard"><text:tab/>public static int max(int i,int j) </text:p>
      <text:p text:style-name="Standard"><text:tab/>{ </text:p>
      <text:p text:style-name="Standard"><text:soft-page-break/><text:tab/><text:tab/>if(i&gt;=j) </text:p>
      <text:p text:style-name="Standard"><text:tab/><text:tab/>{ </text:p>
      <text:p text:style-name="Standard"><text:tab/><text:tab/><text:tab/>return i; </text:p>
      <text:p text:style-name="Standard"><text:tab/><text:tab/>} </text:p>
      <text:p text:style-name="Standard"><text:tab/><text:tab/>return j; </text:p>
      <text:p text:style-name="Standard"><text:tab/>} </text:p>
      <text:p text:style-name="Standard"><text:tab/>public static int MF_Knapsack(int i,int j) </text:p>
      <text:p text:style-name="Standard"><text:tab/>{ </text:p>
      <text:p text:style-name="Standard"><text:tab/><text:tab/>if(vArr[i][j] &lt; 0) </text:p>
      <text:p text:style-name="Standard"><text:tab/><text:tab/>{ </text:p>
      <text:p text:style-name="Standard"><text:tab/><text:tab/><text:tab/>if(j &lt; wArr[i]) </text:p>
      <text:p text:style-name="Standard"><text:tab/><text:tab/><text:tab/>{ </text:p>
      <text:p text:style-name="Standard"><text:tab/><text:tab/><text:tab/><text:tab/>MF_Knapsack(i-1,j); </text:p>
      <text:p text:style-name="Standard"><text:tab/><text:tab/><text:tab/>} </text:p>
      <text:p text:style-name="Standard"><text:tab/><text:tab/><text:tab/>else </text:p>
      <text:p text:style-name="Standard"><text:tab/><text:tab/><text:tab/>{ </text:p>
      <text:p text:style-name="Standard"><text:tab/><text:tab/><text:tab/><text:tab/>System.out.println("i="+i+"j="+j); </text:p>
      <text:p text:style-name="Standard"><text:tab/><text:tab/><text:tab/><text:tab/>int val = max(MF_Knapsack(i-1,j),(proArr[i]+MF_Knapsack(i-1,j-wArr[i]) )); </text:p>
      <text:p text:style-name="Standard"><text:tab/><text:tab/><text:tab/><text:tab/>vArr[i][j] = val; </text:p>
      <text:p text:style-name="Standard"><text:tab/><text:tab/><text:tab/>} </text:p>
      <text:p text:style-name="Standard"><text:tab/><text:tab/>} </text:p>
      <text:p text:style-name="Standard"><text:tab/><text:tab/> </text:p>
      <text:p text:style-name="Standard"><text:tab/><text:tab/>return vArr[i][j]; </text:p>
      <text:p text:style-name="Standard"><text:tab/>} </text:p>
      <text:p text:style-name="Standard">} </text:p>
      <text:p text:style-name="Standard"/>
      <text:p text:style-name="Horizontal_20_Line"/>
      <text:list xml:id="list111496547" text:continue-numbering="true" text:style-name="L11">
        <text:list-item>
          <text:p text:style-name="P22">AIM. Sum Of Subsets</text:p>
          <text:p text:style-name="P22"/>
        </text:list-item>
      </text:list>
      <text:p text:style-name="Standard">class Sos{ </text:p>
      <text:p text:style-name="Standard"><text:tab/>public static int w[] = {7,11,13,24}; </text:p>
      <text:p text:style-name="Standard"><text:tab/>public static int x[] = {0,0,0,0}; </text:p>
      <text:p text:style-name="Standard"><text:tab/>public static int m = 31; </text:p>
      <text:p text:style-name="Standard"><text:tab/>public static void main(String args[]) </text:p>
      <text:p text:style-name="Standard"><text:tab/>{ </text:p>
      <text:p text:style-name="Standard"><text:tab/><text:tab/>sos(0,0,55); </text:p>
      <text:p text:style-name="Standard"><text:tab/>} </text:p>
      <text:p text:style-name="Standard"><text:tab/>public static void sos(int s,int k,int r) </text:p>
      <text:p text:style-name="Standard"><text:tab/>{ </text:p>
      <text:p text:style-name="Standard"><text:tab/><text:tab/>x[k] = 1; </text:p>
      <text:p text:style-name="Standard"><text:tab/><text:tab/>if(s+w[k] == m) </text:p>
      <text:p text:style-name="Standard"><text:tab/><text:tab/>{ </text:p>
      <text:p text:style-name="Standard"><text:tab/><text:tab/><text:tab/>for(int i=0;i&lt;x.length;i++) </text:p>
      <text:p text:style-name="Standard"><text:tab/><text:tab/><text:tab/>{ </text:p>
      <text:p text:style-name="Standard"><text:tab/><text:tab/><text:tab/><text:tab/>System.out.println(x[i]); </text:p>
      <text:p text:style-name="Standard"><text:tab/><text:tab/><text:tab/>} </text:p>
      <text:p text:style-name="Standard"><text:tab/><text:tab/>} </text:p>
      <text:p text:style-name="Standard"><text:soft-page-break/><text:tab/><text:tab/>else if(s+w[k]+w[k+1] &lt;= m) </text:p>
      <text:p text:style-name="Standard"><text:tab/><text:tab/>{ </text:p>
      <text:p text:style-name="Standard"><text:tab/><text:tab/><text:tab/>sos(s+w[k],k+1,r-w[k]); </text:p>
      <text:p text:style-name="Standard"><text:tab/><text:tab/>} </text:p>
      <text:p text:style-name="Standard"><text:tab/><text:tab/>if(s+r-w[k] &gt;= m &amp;&amp; s+w[k+1] &lt;= m) </text:p>
      <text:p text:style-name="Standard"><text:tab/><text:tab/>{ </text:p>
      <text:p text:style-name="Standard"><text:tab/><text:tab/><text:tab/>x[k] = 0; </text:p>
      <text:p text:style-name="Standard"><text:tab/><text:tab/><text:tab/>sos(s,k+1,r-w[k]); </text:p>
      <text:p text:style-name="Standard"><text:tab/><text:tab/>} </text:p>
      <text:p text:style-name="Standard"><text:tab/>} </text:p>
      <text:p text:style-name="Standard">}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LGC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LGC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fo:font-size="14pt" style:font-size-asian="14pt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E Dept</meta:initial-creator>
    <meta:creation-date>2009-03-30T01:13:25</meta:creation-date>
    <dc:date>2009-04-05T23:30:58</dc:date>
    <dc:creator>CE Dept</dc:creator>
    <meta:editing-duration>PT00H50M56S</meta:editing-duration>
    <meta:editing-cycles>43</meta:editing-cycles>
    <meta:generator>OpenOffice.org/3.1$Linux OpenOffice.org_project/310m19$Build-9420</meta:generator>
    <meta:document-statistic meta:table-count="0" meta:image-count="0" meta:object-count="0" meta:page-count="33" meta:paragraph-count="1254" meta:word-count="3189" meta:character-count="27715"/>
  </office:meta>
</office:document-meta>
</file>